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C3000000A23447ABBE3CBFA78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4" style:family="table">
      <style:table-properties style:width="16.997cm" fo:margin-top="0cm" fo:margin-bottom="0cm" table:align="margins" style:writing-mode="lr-tb"/>
    </style:style>
    <style:style style:name="Taula4.A" style:family="table-column">
      <style:table-column-properties style:column-width="16.997cm" style:rel-column-width="65535*"/>
    </style:style>
    <style:style style:name="Taula4.A1" style:family="table-cell">
      <style:table-cell-properties fo:background-color="#a9a9a9" fo:padding="0.199cm" fo:border="0.05pt solid #000000">
        <style:background-image/>
      </style:table-cell-properties>
    </style:style>
    <style:style style:name="Taula4.A2" style:family="table-cell">
      <style:table-cell-properties fo:padding="0.199cm" fo:border-left="0.05pt solid #000000" fo:border-right="0.05pt solid #000000" fo:border-top="none" fo:border-bottom="0.05pt solid #000000"/>
    </style:style>
    <style:style style:name="Taula2" style:family="table">
      <style:table-properties style:width="17.096cm" fo:margin-left="0cm" table:align="left" style:writing-mode="lr-tb"/>
    </style:style>
    <style:style style:name="Taula2.A" style:family="table-column">
      <style:table-column-properties style:column-width="4.009cm"/>
    </style:style>
    <style:style style:name="Taula2.B" style:family="table-column">
      <style:table-column-properties style:column-width="9.587cm"/>
    </style:style>
    <style:style style:name="Taula2.C" style:family="table-column">
      <style:table-column-properties style:column-width="3.5cm"/>
    </style:style>
    <style:style style:name="Taula2.A1" style:family="table-cell">
      <style:table-cell-properties style:vertical-align="middle" fo:background-color="#666666" fo:padding="0.185cm" fo:border="0.05pt solid #000000">
        <style:background-image/>
      </style:table-cell-properties>
    </style:style>
    <style:style style:name="Taula2.B1" style:family="table-cell">
      <style:table-cell-properties style:vertical-align="middle" fo:background-color="#666666" fo:padding="0.185cm" fo:border-left="0.05pt solid #000000" fo:border-right="none" fo:border-top="0.05pt solid #000000" fo:border-bottom="0.05pt solid #000000">
        <style:background-image/>
      </style:table-cell-properties>
    </style:style>
    <style:style style:name="Taula2.A2" style:family="table-cell">
      <style:table-cell-properties style:vertical-align="middle" fo:padding="0.185cm" fo:border-left="0.05pt solid #000000" fo:border-right="0.05pt solid #000000" fo:border-top="none" fo:border-bottom="0.05pt solid #000000"/>
    </style:style>
    <style:style style:name="Taula2.B2" style:family="table-cell">
      <style:table-cell-properties style:vertical-align="middle" fo:padding="0.185cm" fo:border-left="0.05pt solid #000000" fo:border-right="none" fo:border-top="none" fo:border-bottom="0.05pt solid #000000"/>
    </style:style>
    <style:style style:name="Taula2.C2" style:family="table-cell">
      <style:table-cell-properties style:vertical-align="middle" fo:padding="0.185cm" fo:border-left="0.05pt solid #000000" fo:border-right="0.05pt solid #000000" fo:border-top="none" fo:border-bottom="0.05pt solid #000000"/>
    </style:style>
    <style:style style:name="Taula2.A3" style:family="table-cell">
      <style:table-cell-properties style:vertical-align="middle" fo:padding="0.185cm" fo:border="0.05pt solid #000000"/>
    </style:style>
    <style:style style:name="Taula2.B3" style:family="table-cell">
      <style:table-cell-properties style:vertical-align="middle" fo:padding="0.185cm" fo:border-left="0.05pt solid #000000" fo:border-right="none" fo:border-top="0.05pt solid #000000" fo:border-bottom="0.05pt solid #000000"/>
    </style:style>
    <style:style style:name="Taula2.C3" style:family="table-cell">
      <style:table-cell-properties style:vertical-align="middle" fo:padding="0.185cm" fo:border="0.05pt solid #000000"/>
    </style:style>
    <style:style style:name="Taula2.A4" style:family="table-cell">
      <style:table-cell-properties style:vertical-align="middle" fo:padding="0.185cm" fo:border="0.05pt solid #000000"/>
    </style:style>
    <style:style style:name="Taula2.B4" style:family="table-cell">
      <style:table-cell-properties style:vertical-align="middle" fo:padding="0.185cm" fo:border-left="0.05pt solid #000000" fo:border-right="none" fo:border-top="0.05pt solid #000000" fo:border-bottom="0.05pt solid #000000"/>
    </style:style>
    <style:style style:name="Taula2.C4" style:family="table-cell" style:data-style-name="N0">
      <style:table-cell-properties style:vertical-align="middle" fo:padding="0.185cm" fo:border="0.05pt solid #000000"/>
    </style:style>
    <style:style style:name="Taula2.A5" style:family="table-cell">
      <style:table-cell-properties style:vertical-align="middle" fo:padding="0.185cm" fo:border="0.05pt solid #000000"/>
    </style:style>
    <style:style style:name="Taula2.B5" style:family="table-cell">
      <style:table-cell-properties style:vertical-align="middle" fo:padding="0.185cm" fo:border-left="0.05pt solid #000000" fo:border-right="none" fo:border-top="0.05pt solid #000000" fo:border-bottom="0.05pt solid #000000"/>
    </style:style>
    <style:style style:name="Taula2.C5" style:family="table-cell">
      <style:table-cell-properties style:vertical-align="middle" fo:padding="0.185cm" fo:border="0.05pt solid #000000"/>
    </style:style>
    <style:style style:name="Taula2.A6" style:family="table-cell">
      <style:table-cell-properties style:vertical-align="middle" fo:padding="0.185cm" fo:border="0.05pt solid #000000"/>
    </style:style>
    <style:style style:name="Taula2.B6" style:family="table-cell">
      <style:table-cell-properties style:vertical-align="middle" fo:padding="0.185cm" fo:border-left="0.05pt solid #000000" fo:border-right="none" fo:border-top="none" fo:border-bottom="0.05pt solid #000000"/>
    </style:style>
    <style:style style:name="Taula2.C6" style:family="table-cell">
      <style:table-cell-properties style:vertical-align="middle" fo:padding="0.185cm" fo:border="0.05pt solid #000000"/>
    </style:style>
    <style:style style:name="Taula2.A7" style:family="table-cell">
      <style:table-cell-properties style:vertical-align="middle" fo:padding="0.185cm" fo:border="0.05pt solid #000000"/>
    </style:style>
    <style:style style:name="Taula2.B7" style:family="table-cell">
      <style:table-cell-properties style:vertical-align="middle" fo:padding="0.185cm" fo:border-left="0.05pt solid #000000" fo:border-right="none" fo:border-top="0.05pt solid #000000" fo:border-bottom="0.05pt solid #000000"/>
    </style:style>
    <style:style style:name="Taula2.C7" style:family="table-cell">
      <style:table-cell-properties style:vertical-align="middle" fo:padding="0.185cm" fo:border="0.05pt solid #000000"/>
    </style:style>
    <style:style style:name="Taula2.A8" style:family="table-cell">
      <style:table-cell-properties style:vertical-align="middle" fo:padding="0.185cm" fo:border="0.05pt solid #000000"/>
    </style:style>
    <style:style style:name="Taula2.B8" style:family="table-cell">
      <style:table-cell-properties style:vertical-align="middle" fo:padding="0.185cm" fo:border-left="0.05pt solid #000000" fo:border-right="none" fo:border-top="none" fo:border-bottom="0.05pt solid #000000"/>
    </style:style>
    <style:style style:name="Taula2.C8" style:family="table-cell">
      <style:table-cell-properties style:vertical-align="middle" fo:padding="0.185cm" fo:border="0.05pt solid #000000"/>
    </style:style>
    <style:style style:name="Taula2.A9" style:family="table-cell">
      <style:table-cell-properties style:vertical-align="middle" fo:padding="0.185cm" fo:border="0.05pt solid #000000"/>
    </style:style>
    <style:style style:name="Taula2.B9" style:family="table-cell">
      <style:table-cell-properties style:vertical-align="middle" fo:padding="0.185cm" fo:border-left="0.05pt solid #000000" fo:border-right="none" fo:border-top="none" fo:border-bottom="0.05pt solid #000000"/>
    </style:style>
    <style:style style:name="Taula2.C9" style:family="table-cell">
      <style:table-cell-properties style:vertical-align="middle" fo:padding="0.185cm" fo:border="0.05pt solid #000000"/>
    </style:style>
    <style:style style:name="Taula2.10" style:family="table-row">
      <style:table-row-properties style:min-row-height="0.875cm"/>
    </style:style>
    <style:style style:name="Taula2.A10" style:family="table-cell">
      <style:table-cell-properties style:vertical-align="middle" fo:padding="0.185cm" fo:border="0.05pt solid #000000"/>
    </style:style>
    <style:style style:name="Taula2.B10" style:family="table-cell">
      <style:table-cell-properties style:vertical-align="middle" fo:padding="0.185cm" fo:border-left="0.05pt solid #000000" fo:border-right="none" fo:border-top="none" fo:border-bottom="0.05pt solid #000000"/>
    </style:style>
    <style:style style:name="Taula2.C10" style:family="table-cell">
      <style:table-cell-properties style:vertical-align="middle" fo:padding="0.185cm" fo:border="0.05pt solid #000000"/>
    </style:style>
    <style:style style:name="Taula2.A11" style:family="table-cell">
      <style:table-cell-properties style:vertical-align="middle" fo:padding="0.185cm" fo:border="0.05pt solid #000000"/>
    </style:style>
    <style:style style:name="Taula2.B11" style:family="table-cell">
      <style:table-cell-properties style:vertical-align="middle" fo:padding="0.185cm" fo:border-left="0.05pt solid #000000" fo:border-right="none" fo:border-top="none" fo:border-bottom="0.05pt solid #000000"/>
    </style:style>
    <style:style style:name="Taula2.C11" style:family="table-cell">
      <style:table-cell-properties style:vertical-align="middle" fo:padding="0.185cm" fo:border-left="0.05pt solid #000000" fo:border-right="0.05pt solid #000000" fo:border-top="none" fo:border-bottom="0.05pt solid #000000"/>
    </style:style>
    <style:style style:name="Taula2.A12" style:family="table-cell">
      <style:table-cell-properties style:vertical-align="middle" fo:padding="0.185cm" fo:border="0.05pt solid #000000"/>
    </style:style>
    <style:style style:name="Taula2.B12" style:family="table-cell">
      <style:table-cell-properties style:vertical-align="middle" fo:padding="0.185cm" fo:border-left="0.05pt solid #000000" fo:border-right="none" fo:border-top="none" fo:border-bottom="0.05pt solid #000000"/>
    </style:style>
    <style:style style:name="Taula2.C12" style:family="table-cell">
      <style:table-cell-properties style:vertical-align="middle" fo:padding="0.185cm" fo:border-left="0.05pt solid #000000" fo:border-right="0.05pt solid #000000" fo:border-top="none" fo:border-bottom="0.05pt solid #000000"/>
    </style:style>
    <style:style style:name="Taula2.A13" style:family="table-cell">
      <style:table-cell-properties style:vertical-align="middle" fo:background-color="#ffb6c1" fo:padding="0.185cm" fo:border-left="0.05pt solid #000000" fo:border-right="0.05pt solid #000000" fo:border-top="none" fo:border-bottom="0.05pt solid #000000">
        <style:background-image/>
      </style:table-cell-properties>
    </style:style>
    <style:style style:name="Taula2.B13" style:family="table-cell">
      <style:table-cell-properties style:vertical-align="middle" fo:background-color="#ffb6c1" fo:padding="0.185cm" fo:border-left="0.05pt solid #000000" fo:border-right="none" fo:border-top="none" fo:border-bottom="0.05pt solid #000000">
        <style:background-image/>
      </style:table-cell-properties>
    </style:style>
    <style:style style:name="P1" style:family="paragraph" style:parent-style-name="Header">
      <style:paragraph-properties fo:text-align="center" style:justify-single-word="false" fo:padding="0.049cm" fo:border="0.06pt solid #000000" style:shadow="none"/>
      <style:text-properties style:use-window-font-color="true" loext:opacity="0%"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Normal_20__28_Web_29_">
      <style:paragraph-properties fo:margin-top="0cm" fo:margin-bottom="0cm" style:contextual-spacing="false" fo:text-align="justify" style:justify-single-word="false"/>
      <style:text-properties style:use-window-font-color="true" loext:opacity="0%" style:font-name="Arial" fo:font-size="7pt" fo:language="ca" fo:country="ES" fo:background-color="#ffff00" style:font-size-asian="6.09999990463257pt" style:font-name-complex="Arial" style:font-size-complex="7pt"/>
    </style:style>
    <style:style style:name="P3" style:family="paragraph" style:parent-style-name="Footnote">
      <style:text-properties style:font-name="Arial" fo:font-size="5pt" fo:language="ca" fo:country="ES" style:font-size-asian="5pt" style:font-size-complex="5pt"/>
    </style:style>
    <style:style style:name="P4" style:family="paragraph" style:parent-style-name="Normal_20__28_Web_29_">
      <style:paragraph-properties fo:margin-top="0cm" fo:margin-bottom="0cm" style:contextual-spacing="false" style:line-height-at-least="0.42cm"/>
      <style:text-properties style:font-name="Arial" fo:font-size="12pt" style:font-size-asian="12pt" style:font-name-complex="Arial" style:font-size-complex="12pt"/>
    </style:style>
    <style:style style:name="P5" style:family="paragraph" style:parent-style-name="Normal_20__28_Web_29_">
      <style:paragraph-properties fo:margin-top="0cm" fo:margin-bottom="0cm" style:contextual-spacing="false"/>
      <style:text-properties style:font-name="Arial" fo:font-size="12pt" style:font-size-asian="12pt" style:font-name-complex="Arial" style:font-size-complex="12pt"/>
    </style:style>
    <style:style style:name="P6"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7"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8"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9"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10" style:family="paragraph" style:parent-style-name="Footnote">
      <style:paragraph-properties fo:text-align="center" style:justify-single-word="false" style:snap-to-layout-grid="false"/>
      <style:text-properties style:font-name="Arial" fo:font-size="8pt" fo:language="ca" fo:country="ES" officeooo:paragraph-rsid="002e80a7" fo:background-color="transparent" style:font-size-asian="8pt"/>
    </style:style>
    <style:style style:name="P11" style:family="paragraph" style:parent-style-name="Text_20_body">
      <style:text-properties style:font-name="Arial" fo:font-size="10pt" fo:font-weight="normal" style:font-size-asian="10pt" style:font-size-complex="10pt"/>
    </style:style>
    <style:style style:name="P12" style:family="paragraph" style:parent-style-name="Text_20_body">
      <style:paragraph-properties fo:margin-top="0cm" fo:margin-bottom="0cm" style:contextual-spacing="false" fo:line-height="138%" fo:text-align="justify" style:justify-single-word="false" style:writing-mode="lr-tb"/>
      <style:text-properties style:font-name="Arial" fo:font-size="10pt" style:font-size-asian="10pt" style:font-size-complex="10pt"/>
    </style:style>
    <style:style style:name="P13" style:family="paragraph" style:parent-style-name="Text_20_body">
      <style:paragraph-properties fo:margin-top="0cm" fo:margin-bottom="0.101cm" style:contextual-spacing="false" fo:text-align="justify" style:justify-single-word="false"/>
      <style:text-properties style:font-name="Arial" fo:font-size="10pt" style:font-size-asian="10pt" style:font-size-complex="10pt"/>
    </style:style>
    <style:style style:name="P14"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style>
    <style:style style:name="P15"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style>
    <style:style style:name="P16"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officeooo:paragraph-rsid="0004fce9" fo:background-color="transparent" style:font-size-asian="16pt" style:font-weight-asian="bold" style:font-size-complex="16pt"/>
    </style:style>
    <style:style style:name="P17" style:family="paragraph" style:parent-style-name="Standard">
      <style:text-properties fo:color="#808080" loext:opacity="100%" style:font-name="Arial" fo:font-size="7pt" fo:language="ca" fo:country="ES" fo:font-weight="bold" style:font-size-asian="7pt" style:font-weight-asian="bold" style:font-name-complex="Arial" style:font-size-complex="7pt"/>
    </style:style>
    <style:style style:name="P18" style:family="paragraph" style:parent-style-name="Standard">
      <style:text-properties fo:color="#808080" loext:opacity="100%" style:font-name="Arial" fo:font-size="7pt" fo:language="ca" fo:country="ES" fo:font-weight="bold" fo:background-color="transparent" style:font-size-asian="7pt" style:font-weight-asian="bold" style:font-name-complex="Arial" style:font-size-complex="7pt"/>
    </style:style>
    <style:style style:name="P19" style:family="paragraph" style:parent-style-name="Footnote">
      <style:paragraph-properties fo:text-align="start" style:justify-single-word="false" style:snap-to-layout-grid="false"/>
      <style:text-properties fo:background-color="transparent"/>
    </style:style>
    <style:style style:name="P20"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2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22" style:family="paragraph" style:parent-style-name="Footnote">
      <style:paragraph-properties fo:text-align="center" style:justify-single-word="false" style:snap-to-layout-grid="false"/>
    </style:style>
    <style:style style:name="P23" style:family="paragraph" style:parent-style-name="Footnote">
      <style:paragraph-properties fo:text-align="center" style:justify-single-word="false" style:snap-to-layout-grid="false"/>
      <style:text-properties officeooo:paragraph-rsid="000b4191"/>
    </style:style>
    <style:style style:name="P24" style:family="paragraph" style:parent-style-name="Text_20_body">
      <style:text-properties fo:language="ca" fo:country="ES" style:language-complex="ar" style:country-complex="SA"/>
    </style:style>
    <style:style style:name="P25" style:family="paragraph" style:parent-style-name="Standard">
      <style:text-properties fo:language="ca" fo:country="ES"/>
    </style:style>
    <style:style style:name="P26"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font-weight-complex="bold"/>
    </style:style>
    <style:style style:name="P27" style:family="paragraph" style:parent-style-name="Standard">
      <style:text-properties fo:font-size="6pt" fo:language="ca" fo:country="ES" style:font-size-asian="5.25pt" style:font-size-complex="6pt"/>
    </style:style>
    <style:style style:name="P28" style:family="paragraph" style:parent-style-name="Standard">
      <loext:graphic-properties draw:fill="solid" draw:fill-color="#c0c0c0" draw:opacity="100%"/>
      <style:paragraph-properties fo:background-color="#c0c0c0"/>
      <style:text-properties fo:font-size="6pt" fo:language="ca" fo:country="ES" style:font-size-asian="5.25pt" style:font-size-complex="6pt"/>
    </style:style>
    <style:style style:name="P29" style:family="paragraph" style:parent-style-name="Standard">
      <loext:graphic-properties draw:fill="solid" draw:fill-color="#c0c0c0" draw:opacity="100%"/>
      <style:paragraph-properties fo:background-color="#c0c0c0"/>
      <style:text-properties fo:font-size="6pt" fo:language="ca" fo:country="ES" fo:background-color="transparent" style:font-size-asian="5.25pt" style:font-size-complex="6pt"/>
    </style:style>
    <style:style style:name="P30" style:family="paragraph" style:parent-style-name="Normal_20__28_Web_29_">
      <style:paragraph-properties fo:margin-top="0cm" fo:margin-bottom="0cm" style:contextual-spacing="false" fo:text-align="justify" style:justify-single-word="false"/>
      <style:text-properties fo:font-size="6pt" fo:language="ca" fo:country="ES" fo:background-color="transparent" style:font-size-asian="5.25pt" style:font-name-complex="Arial" style:font-size-complex="6pt"/>
    </style:style>
    <style:style style:name="P31" style:family="paragraph" style:parent-style-name="Normal_20__28_Web_29_">
      <style:paragraph-properties fo:margin-top="0cm" fo:margin-bottom="0cm" style:contextual-spacing="false" fo:text-align="justify" style:justify-single-word="false"/>
      <style:text-properties fo:font-size="6pt" fo:background-color="transparent" style:font-size-asian="5.25pt" style:font-name-complex="Arial" style:font-size-complex="6pt"/>
    </style:style>
    <style:style style:name="P32" style:family="paragraph" style:parent-style-name="Normal_20__28_Web_29_">
      <style:paragraph-properties fo:margin-top="0cm" fo:margin-bottom="0cm" style:contextual-spacing="false"/>
      <style:text-properties fo:font-size="10pt" fo:language="ca" fo:country="ES" style:font-size-asian="10pt" style:font-name-complex="Arial"/>
    </style:style>
    <style:style style:name="P33" style:family="paragraph" style:parent-style-name="Normal_20__28_Web_29_">
      <style:paragraph-properties fo:margin-top="0cm" fo:margin-bottom="0cm" style:contextual-spacing="false"/>
      <style:text-properties fo:font-size="10pt" fo:language="ca" fo:country="ES" fo:font-style="normal" fo:font-weight="bold" fo:background-color="transparent" style:font-size-asian="10pt" style:font-style-asian="normal" style:font-weight-asian="bold" style:font-name-complex="Arial" style:language-complex="ar" style:country-complex="SA" style:font-style-complex="normal" style:font-weight-complex="bold"/>
    </style:style>
    <style:style style:name="P34"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 style:font-size-complex="11pt" style:font-weight-complex="bold"/>
    </style:style>
    <style:style style:name="P35" style:family="paragraph" style:parent-style-name="Normal_20__28_Web_29_">
      <style:paragraph-properties fo:margin-top="0cm" fo:margin-bottom="0cm" style:contextual-spacing="false" fo:text-align="justify" style:justify-single-word="false"/>
      <style:text-properties fo:font-size="9.5pt" fo:language="ca" fo:country="ES" fo:background-color="transparent" style:font-size-asian="9.5pt" style:font-name-complex="Arial" style:font-size-complex="9.5pt"/>
    </style:style>
    <style:style style:name="P36" style:family="paragraph" style:parent-style-name="Normal_20__28_Web_29_">
      <style:paragraph-properties fo:margin-top="0cm" fo:margin-bottom="0cm" style:contextual-spacing="false" fo:text-align="justify" style:justify-single-word="false" fo:padding="0.049cm" fo:border="0.06pt solid #000000" style:shadow="none"/>
      <style:text-properties fo:font-size="9.5pt" fo:language="ca" fo:country="ES" fo:background-color="transparent" style:font-size-asian="9.5pt" style:font-name-complex="Arial" style:font-size-complex="9.5pt"/>
    </style:style>
    <style:style style:name="P37" style:family="paragraph" style:parent-style-name="Normal_20__28_Web_29_">
      <style:paragraph-properties fo:margin-top="0cm" fo:margin-bottom="0.199cm" style:contextual-spacing="false" fo:text-align="justify" style:justify-single-word="false"/>
      <style:text-properties fo:font-size="9.5pt" fo:language="ca" fo:country="ES" fo:background-color="transparent" style:font-size-asian="9.5pt" style:font-name-complex="Arial" style:font-size-complex="9.5pt"/>
    </style:style>
    <style:style style:name="P38" style:family="paragraph" style:parent-style-name="Normal_20__28_Web_29_">
      <style:paragraph-properties fo:margin-top="0cm" fo:margin-bottom="0cm" style:contextual-spacing="false" fo:text-align="justify" style:justify-single-word="false"/>
      <style:text-properties fo:font-size="9.5pt" fo:language="ca" fo:country="ES" style:font-size-asian="9.5pt" style:font-name-complex="Arial" style:font-size-complex="9.5pt"/>
    </style:style>
    <style:style style:name="P39" style:family="paragraph" style:parent-style-name="Normal_20__28_Web_29_">
      <style:paragraph-properties fo:margin-top="0cm" fo:margin-bottom="0.199cm" style:contextual-spacing="false" fo:text-align="justify" style:justify-single-word="false" fo:orphans="2" fo:widows="2" style:writing-mode="lr-tb"/>
      <style:text-properties fo:font-size="9.5pt" fo:language="ca" fo:country="ES" style:font-size-asian="9.5pt" style:font-name-complex="Arial" style:font-size-complex="9.5pt"/>
    </style:style>
    <style:style style:name="P40" style:family="paragraph" style:parent-style-name="Normal_20__28_Web_29_">
      <style:paragraph-properties fo:margin-top="0cm" fo:margin-bottom="0cm" style:contextual-spacing="false" fo:text-align="justify" style:justify-single-word="false" fo:padding="0.049cm" fo:border="0.06pt solid #000000" style:shadow="none"/>
      <style:text-properties fo:font-size="9.5pt" fo:language="ca" fo:country="ES" fo:font-style="normal" fo:font-weight="bold" fo:background-color="transparent" style:font-size-asian="9.5pt" style:font-style-asian="normal" style:font-weight-asian="bold" style:font-name-complex="Arial" style:font-size-complex="9.5pt" style:language-complex="ar" style:country-complex="SA" style:font-style-complex="normal" style:font-weight-complex="bold"/>
    </style:style>
    <style:style style:name="P41" style:family="paragraph" style:parent-style-name="Normal_20__28_Web_29_">
      <style:paragraph-properties fo:margin-top="0cm" fo:margin-bottom="0cm" style:contextual-spacing="false" fo:text-align="justify" style:justify-single-word="false"/>
      <style:text-properties fo:font-size="9.5pt" style:font-size-asian="9.5pt" style:font-size-complex="9.5pt"/>
    </style:style>
    <style:style style:name="P42" style:family="paragraph" style:parent-style-name="Normal_20__28_Web_29_">
      <style:paragraph-properties fo:margin-top="0cm" fo:margin-bottom="0.212cm" style:contextual-spacing="false" fo:text-align="justify" style:justify-single-word="false" fo:orphans="2" fo:widows="2" style:writing-mode="lr-tb"/>
      <style:text-properties fo:font-size="9.5pt" style:font-size-asian="9.5pt" style:font-size-complex="9.5pt"/>
    </style:style>
    <style:style style:name="P43" style:family="paragraph" style:parent-style-name="Normal_20__28_Web_29_">
      <style:paragraph-properties fo:margin-top="0cm" fo:margin-bottom="0.101cm" style:contextual-spacing="false" fo:text-align="justify" style:justify-single-word="false" fo:orphans="2" fo:widows="2" style:writing-mode="lr-tb"/>
      <style:text-properties fo:font-size="9.5pt" style:font-size-asian="9.5pt" style:font-size-complex="9.5pt"/>
    </style:style>
    <style:style style:name="P44" style:family="paragraph" style:parent-style-name="Normal_20__28_Web_29_">
      <style:paragraph-properties fo:margin-top="0cm" fo:margin-bottom="0cm" style:contextual-spacing="false" fo:text-align="justify" style:justify-single-word="false"/>
      <style:text-properties fo:font-size="9.5pt" fo:background-color="transparent" style:font-size-asian="9.5pt" style:font-size-complex="9.5pt"/>
    </style:style>
    <style:style style:name="P45" style:family="paragraph" style:parent-style-name="Normal_20__28_Web_29_">
      <style:paragraph-properties fo:margin-top="0cm" fo:margin-bottom="0.101cm" style:contextual-spacing="false" fo:text-align="justify" style:justify-single-word="false"/>
      <style:text-properties fo:font-size="9.5pt" fo:background-color="transparent" style:font-size-asian="9.5pt" style:font-size-complex="9.5pt"/>
    </style:style>
    <style:style style:name="P46"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0.5pt" fo:language="ca" fo:country="ES" fo:font-weight="bold" style:font-size-asian="10.5pt" style:font-weight-asian="bold" style:font-name-complex="Arial" style:font-size-complex="10.5pt" style:font-weight-complex="bold"/>
    </style:style>
    <style:style style:name="P4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2c5c74" style:text-blinking="false" fo:background-color="transparent" style:font-size-asian="10pt" style:font-size-complex="10pt"/>
    </style:style>
    <style:style style:name="P50" style:family="paragraph" style:parent-style-name="Table_20_Contents">
      <style:paragraph-properties fo:margin-top="0cm" fo:margin-bottom="0cm" style:contextual-spacing="false" fo:line-height="119%"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1" style:family="paragraph" style:parent-style-name="Table_20_Contents">
      <style:paragraph-properties fo:margin-top="0cm" fo:margin-bottom="0cm" style:contextual-spacing="false" fo:line-height="119%"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58d2b6" style:text-blinking="false" fo:background-color="transparent" style:font-size-asian="10pt" style:font-size-complex="10pt"/>
    </style:style>
    <style:style style:name="P52" style:family="paragraph" style:parent-style-name="Table_20_Contents">
      <style:paragraph-properties fo:margin-top="0cm" fo:margin-bottom="0cm" style:contextual-spacing="false" fo:line-height="119%"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5fb249" officeooo:paragraph-rsid="005fb249" style:text-blinking="false" fo:background-color="transparent" style:font-size-asian="10pt" style:font-size-complex="10pt"/>
    </style:style>
    <style:style style:name="P5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bold" officeooo:rsid="0060e0ec" officeooo:paragraph-rsid="0060e0ec" style:text-blinking="false" fo:background-color="transparent" style:font-size-asian="10pt" style:font-weight-asian="bold" style:font-size-complex="10pt" style:font-weight-complex="bold"/>
    </style:style>
    <style:style style:name="P54" style:family="paragraph" style:parent-style-name="Table_20_Contents">
      <style:paragraph-properties fo:margin-top="0cm" fo:margin-bottom="0cm" style:contextual-spacing="false" fo:line-height="119%" style:writing-mode="lr-tb"/>
      <style:text-properties fo:font-variant="normal" fo:text-transform="none" fo:color="#000000" loext:opacity="100%" style:text-line-through-style="none" style:text-line-through-type="none" style:font-name="Arial" fo:font-size="10pt" fo:font-style="normal" style:text-underline-style="none" fo:font-weight="bold" officeooo:rsid="005fb249" officeooo:paragraph-rsid="005fb249" style:text-blinking="false" fo:background-color="transparent" style:font-size-asian="10pt" style:font-weight-asian="bold" style:font-size-complex="10pt" style:font-weight-complex="bold"/>
    </style:style>
    <style:style style:name="P55" style:family="paragraph" style:parent-style-name="Text_20_body">
      <style:paragraph-properties fo:margin-top="0cm" fo:margin-bottom="0.212cm" style:contextual-spacing="false" fo:text-align="justify" style:justify-single-word="false" fo:orphans="2" fo:widows="2" style:writing-mode="lr-tb"/>
      <style:text-properties fo:font-variant="normal" fo:text-transform="none" fo:color="#000000" loext:opacity="100%" style:text-line-through-style="none" style:text-line-through-type="none" style:font-name="Arial" fo:font-size="10pt" fo:language="ca" fo:country="ES" fo:font-style="normal" style:text-underline-style="none" fo:font-weight="normal" officeooo:paragraph-rsid="00365d74" style:text-blinking="false" fo:background-color="transparent" style:font-size-asian="10pt" style:font-weight-asian="normal" style:font-size-complex="10pt" style:language-complex="ar" style:country-complex="SA" style:font-weight-complex="normal"/>
    </style:style>
    <style:style style:name="P56" style:family="paragraph" style:parent-style-name="Text_20_body">
      <style:paragraph-properties fo:margin-top="0cm" fo:margin-bottom="0.101cm" style:contextual-spacing="false" fo:text-align="justify" style:justify-single-word="false" fo:orphans="2" fo:widows="2" style:writing-mode="lr-tb"/>
      <style:text-properties fo:font-variant="normal" fo:text-transform="none" fo:color="#000000" loext:opacity="100%" style:text-line-through-style="none" style:text-line-through-type="none" style:font-name="Arial" fo:font-size="10pt" fo:language="ca" fo:country="ES" fo:font-style="normal" style:text-underline-style="none" fo:font-weight="normal" style:text-blinking="false" fo:background-color="transparent" style:font-size-asian="10pt" style:font-weight-asian="normal" style:font-size-complex="10pt" style:language-complex="ar" style:country-complex="SA" style:font-weight-complex="normal"/>
    </style:style>
    <style:style style:name="P57" style:family="paragraph" style:parent-style-name="Table_20_Contents">
      <style:paragraph-properties fo:margin-top="0cm" fo:margin-bottom="0cm" style:contextual-spacing="false" fo:line-height="119%" style:writing-mode="lr-tb"/>
      <style:text-properties fo:font-variant="normal" fo:text-transform="none" fo:color="#ffffff"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8" style:family="paragraph" style:parent-style-name="Text_20_body">
      <style:paragraph-properties fo:margin-top="0cm" fo:margin-bottom="0cm" style:contextual-spacing="false" fo:line-height="138%" fo:text-align="justify" style:justify-single-word="false" fo:orphans="2" fo:widows="2" style:writing-mode="lr-tb"/>
      <style:text-properties fo:color="#000000" loext:opacity="100%"/>
    </style:style>
    <style:style style:name="P59" style:family="paragraph" style:parent-style-name="Standard">
      <style:paragraph-properties fo:margin-left="0.116cm" fo:margin-right="0cm" fo:margin-top="0.106cm" fo:margin-bottom="0.106cm" style:contextual-spacing="false" fo:text-align="justify" style:justify-single-word="false" fo:text-indent="0cm" style:auto-text-indent="false"/>
      <style:text-properties fo:color="#000000" loext:opacity="100%" style:font-name="Arial" fo:font-size="6pt" fo:language="ca" fo:country="ES" fo:background-color="transparent" style:font-size-asian="5.25pt" style:font-name-complex="Arial" style:font-size-complex="6pt"/>
    </style:style>
    <style:style style:name="P60" style:family="paragraph" style:parent-style-name="Text_20_body">
      <style:paragraph-properties fo:margin-left="1.251cm" fo:margin-right="0cm" fo:margin-top="0cm" fo:margin-bottom="0cm" style:contextual-spacing="false" fo:line-height="138%" fo:text-align="justify" style:justify-single-word="false" fo:orphans="2" fo:widows="2" fo:text-indent="0cm" style:auto-text-indent="false" style:writing-mode="lr-tb"/>
      <style:text-properties fo:color="#ff0000" loext:opacity="100%" style:font-name="Arial" fo:font-size="10pt" officeooo:paragraph-rsid="00160f0f" style:font-size-asian="10pt" style:font-size-complex="10pt"/>
    </style:style>
    <style:style style:name="P61" style:family="paragraph" style:parent-style-name="Normal_20__28_Web_29_">
      <style:paragraph-properties fo:margin-top="0cm" fo:margin-bottom="0.199cm" style:contextual-spacing="false" fo:text-align="center" style:justify-single-word="false" fo:padding="0.049cm" fo:border="0.06pt solid #000000" style:shadow="none"/>
      <style:text-properties fo:font-size="13pt" fo:language="ca" fo:country="ES" fo:font-style="normal" fo:font-weight="bold" fo:background-color="transparent" style:font-size-asian="13pt" style:font-style-asian="normal" style:font-weight-asian="bold" style:font-name-complex="Arial" style:font-size-complex="13pt" style:language-complex="ar" style:country-complex="SA" style:font-style-complex="normal" style:font-weight-complex="bold"/>
    </style:style>
    <style:style style:name="P62" style:family="paragraph" style:parent-style-name="Text_20_body">
      <style:paragraph-properties fo:margin-top="0cm" fo:margin-bottom="0cm" style:contextual-spacing="false" fo:line-height="138%" fo:text-align="justify" style:justify-single-word="false" style:writing-mode="lr-tb"/>
      <style:text-properties officeooo:paragraph-rsid="0060e0ec"/>
    </style:style>
    <style:style style:name="P63"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 fo:font-size="11pt" fo:language="zxx" fo:country="none" fo:font-weight="normal" officeooo:rsid="0061f742" officeooo:paragraph-rsid="0061f742"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4" style:family="paragraph" style:parent-style-name="Header">
      <style:paragraph-properties fo:text-align="end" style:justify-single-word="false"/>
      <style:text-properties fo:color="#3366ff" loext:opacity="100%" style:font-name="Arial" fo:font-size="11pt" fo:language="es" fo:country="ES" fo:font-weight="normal" officeooo:rsid="0061f742" officeooo:paragraph-rsid="0061f742" style:font-name-asian="Times New Roman" style:font-size-asian="11pt" style:font-weight-asian="normal" style:font-name-complex="Arial" style:font-size-complex="11pt" style:language-complex="ar" style:country-complex="SA" style:font-weight-complex="normal"/>
    </style:style>
    <style:style style:name="P65" style:family="paragraph" style:parent-style-name="Heading_20_1">
      <loext:graphic-properties draw:fill="solid" draw:fill-color="#c0c0c0" draw:opacity="100%"/>
      <style:paragraph-properties fo:text-align="center" style:justify-single-word="false" fo:background-color="#c0c0c0"/>
      <style:text-properties fo:font-size="16pt" fo:background-color="transparent" style:font-size-asian="16pt" style:font-size-complex="16pt"/>
    </style:style>
    <style:style style:name="P66"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loext:opacity="0%" fo:font-size="16pt" fo:background-color="transparent" style:font-name-asian="Times New Roman" style:font-size-asian="16pt" style:font-name-complex="Times New Roman" style:font-size-complex="16pt" style:language-complex="ar" style:country-complex="SA"/>
    </style:style>
    <style:style style:name="P67" style:family="paragraph" style:parent-style-name="Normal_20__28_Web_29_" style:list-style-name="WW8Num36">
      <style:paragraph-properties fo:margin-top="0cm" fo:margin-bottom="0cm" style:contextual-spacing="false" fo:text-align="justify" style:justify-single-word="false" fo:orphans="2" fo:widows="2" style:writing-mode="lr-tb"/>
      <style:text-properties fo:font-size="9.5pt" fo:language="ca" fo:country="ES" style:font-name-asian="Times New Roman" style:font-size-asian="9.5pt" style:font-name-complex="Arial" style:font-size-complex="9.5pt" style:language-complex="ar" style:country-complex="SA"/>
    </style:style>
    <style:style style:name="P68" style:family="paragraph" style:parent-style-name="Normal_20__28_Web_29_" style:list-style-name="WW8Num36">
      <style:paragraph-properties fo:margin-top="0cm" fo:margin-bottom="0cm" style:contextual-spacing="false" fo:text-align="justify" style:justify-single-word="false" fo:orphans="2" fo:widows="2" style:writing-mode="lr-tb"/>
      <style:text-properties fo:font-size="9.5pt" fo:language="ca" fo:country="ES" fo:background-color="transparent" style:font-name-asian="Times New Roman" style:font-size-asian="9.5pt" style:font-name-complex="Arial" style:font-size-complex="9.5pt" style:language-complex="ar" style:country-complex="SA"/>
    </style:style>
    <style:style style:name="P69" style:family="paragraph" style:parent-style-name="Standard" style:master-page-name="First_20_Page">
      <style:paragraph-properties style:page-number="auto"/>
      <style:text-properties style:font-name="Arial" fo:language="ca" fo:country="ES" style:font-name-complex="Arial"/>
    </style:style>
    <style:style style:name="P70" style:family="paragraph" style:parent-style-name="Standard" style:list-style-name="WW8Num27">
      <style:paragraph-properties fo:margin-left="0.116cm" fo:margin-right="0cm" fo:margin-top="0cm" fo:margin-bottom="0cm" style:contextual-spacing="false" fo:text-align="justify" style:justify-single-word="false" fo:text-indent="0cm" style:auto-text-indent="false"/>
      <style:text-properties fo:color="#000000" loext:opacity="100%" style:font-name="Arial" fo:font-size="9.5pt" fo:language="ca" fo:country="ES" fo:background-color="transparent" style:font-size-asian="9.5pt" style:font-name-complex="Arial" style:font-size-complex="9.5pt"/>
    </style:style>
    <style:style style:name="P71" style:family="paragraph" style:parent-style-name="Text_20_body" style:list-style-name="L1">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2" style:family="paragraph" style:parent-style-name="Text_20_body" style:list-style-name="L1">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4db9f8" style:text-blinking="false" fo:background-color="transparent" style:font-size-asian="10pt" style:font-size-complex="10pt"/>
    </style:style>
    <style:style style:name="P73"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4"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38deba" style:text-blinking="false" fo:background-color="transparent" style:font-size-asian="10pt" style:font-size-complex="10pt"/>
    </style:style>
    <style:style style:name="P75"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2a3927" style:text-blinking="false" fo:background-color="transparent" style:font-size-asian="10pt" style:font-size-complex="10pt"/>
    </style:style>
    <style:style style:name="P76" style:family="paragraph" style:parent-style-name="Text_20_body" style:list-style-name="L2">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58264f" style:text-blinking="false" fo:background-color="transparent" style:font-size-asian="10pt" style:font-size-complex="10pt"/>
    </style:style>
    <style:style style:name="P77"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58264f" style:text-blinking="false" fo:background-color="transparent" style:font-size-asian="10pt" style:font-size-complex="10pt"/>
    </style:style>
    <style:style style:name="P78" style:family="paragraph" style:parent-style-name="Text_20_body" style:list-style-name="L2">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79"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58d2b6" style:text-blinking="false" fo:background-color="transparent" style:font-size-asian="10pt" style:font-size-complex="10pt"/>
    </style:style>
    <style:style style:name="P80" style:family="paragraph" style:parent-style-name="Text_20_body" style:list-style-name="L2">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327896" style:text-blinking="false" fo:background-color="transparent" style:font-size-asian="10pt" style:font-size-complex="10pt"/>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5802a4" style:font-size-asian="8pt"/>
    </style:style>
    <style:style style:name="T5" style:family="text">
      <style:text-properties style:font-name="Arial" fo:font-size="8pt" fo:language="ca" fo:country="ES" officeooo:rsid="005b2e7b" style:font-size-asian="8pt"/>
    </style:style>
    <style:style style:name="T6" style:family="text">
      <style:text-properties style:font-name="Arial" fo:font-size="8pt" fo:language="ca" fo:country="ES" officeooo:rsid="000b4191" fo:background-color="transparent" loext:char-shading-value="0" style:font-size-asian="8pt"/>
    </style:style>
    <style:style style:name="T7" style:family="text">
      <style:text-properties style:font-name="Arial" fo:font-size="8pt" fo:language="ca" fo:country="ES" officeooo:rsid="005b2e7b" fo:background-color="transparent" loext:char-shading-value="0" style:font-size-asian="8pt"/>
    </style:style>
    <style:style style:name="T8" style:family="text">
      <style:text-properties style:font-name="Arial" fo:font-size="8pt" fo:language="ca" fo:country="ES" officeooo:rsid="004c5db0" fo:background-color="transparent" loext:char-shading-value="0" style:font-size-asian="8pt"/>
    </style:style>
    <style:style style:name="T9" style:family="text">
      <style:text-properties style:font-name="Arial" fo:font-size="8pt" fo:language="ca" fo:country="ES" officeooo:rsid="005802a4" fo:background-color="transparent" loext:char-shading-value="0" style:font-size-asian="8pt"/>
    </style:style>
    <style:style style:name="T10" style:family="text">
      <style:text-properties style:font-name="Arial" fo:font-size="8pt" fo:language="ca" fo:country="ES" fo:background-color="transparent" loext:char-shading-value="0" style:font-size-asian="8pt" style:font-name-complex="Arial" style:font-size-complex="8pt"/>
    </style:style>
    <style:style style:name="T11" style:family="text">
      <style:text-properties style:font-name="Arial" fo:font-size="8pt" style:font-size-asian="8pt" style:font-name-complex="Arial" style:font-size-complex="8pt"/>
    </style:style>
    <style:style style:name="T12" style:family="text">
      <style:text-properties style:font-name="Arial" fo:font-size="8pt" fo:background-color="transparent" loext:char-shading-value="0" style:font-size-asian="8pt" style:font-name-complex="Arial" style:font-size-complex="8pt"/>
    </style:style>
    <style:style style:name="T13" style:family="text">
      <style:text-properties officeooo:rsid="000ab218"/>
    </style:style>
    <style:style style:name="T14" style:family="text">
      <style:text-properties officeooo:rsid="0050af44"/>
    </style:style>
    <style:style style:name="T15" style:family="text">
      <style:text-properties officeooo:rsid="000b4191"/>
    </style:style>
    <style:style style:name="T16" style:family="text">
      <style:text-properties officeooo:rsid="0056b38b"/>
    </style:style>
    <style:style style:name="T17" style:family="text">
      <style:text-properties officeooo:rsid="004227fc"/>
    </style:style>
    <style:style style:name="T18" style:family="text">
      <style:text-properties officeooo:rsid="004c5db0"/>
    </style:style>
    <style:style style:name="T19" style:family="text">
      <style:text-properties fo:font-weight="bold" style:font-name-asian="Times New Roman" style:font-weight-asian="bold" style:language-complex="ar" style:country-complex="SA" style:font-weight-complex="bold"/>
    </style:style>
    <style:style style:name="T20" style:family="text">
      <style:text-properties fo:font-weight="bold" style:font-weight-asian="bold" style:font-weight-complex="bold"/>
    </style:style>
    <style:style style:name="T21" style:family="text">
      <style:text-properties fo:font-variant="normal" fo:text-transform="none" style:text-line-through-style="none" style:text-line-through-type="none" fo:font-size="10pt" fo:font-style="normal" style:text-underline-style="none" fo:font-weight="normal" style:text-blinking="false" fo:background-color="transparent" loext:char-shading-value="0" style:font-name-asian="Times New Roman" style:font-size-asian="10pt" style:font-name-complex="Times New Roman" style:font-size-complex="10pt" style:language-complex="ar" style:country-complex="SA"/>
    </style:style>
    <style:style style:name="T22" style:family="text">
      <style:text-properties fo:font-variant="normal" fo:text-transform="none" style:text-line-through-style="none" style:text-line-through-type="none" fo:font-size="10pt" fo:font-style="normal" style:text-underline-style="none" fo:font-weight="normal" officeooo:rsid="004db9f8" style:text-blinking="false" fo:background-color="transparent" loext:char-shading-value="0" style:font-name-asian="Times New Roman" style:font-size-asian="10pt" style:font-name-complex="Times New Roman" style:font-size-complex="10pt" style:language-complex="ar" style:country-complex="SA"/>
    </style:style>
    <style:style style:name="T23"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24"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0a2b13" style:text-blinking="false" fo:background-color="transparent" loext:char-shading-value="0" style:font-size-asian="10pt" style:font-size-complex="10pt"/>
    </style:style>
    <style:style style:name="T25"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44a1df" style:text-blinking="false" fo:background-color="transparent" loext:char-shading-value="0" style:font-size-asian="10pt" style:font-size-complex="10pt"/>
    </style:style>
    <style:style style:name="T26"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4b2a5e" style:text-blinking="false" fo:background-color="transparent" loext:char-shading-value="0" style:font-size-asian="10pt" style:font-size-complex="10pt"/>
    </style:style>
    <style:style style:name="T27"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4fc99f" style:text-blinking="false" fo:background-color="transparent" loext:char-shading-value="0" style:font-size-asian="10pt" style:font-size-complex="10pt"/>
    </style:style>
    <style:style style:name="T28"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5c11ad" style:text-blinking="false" fo:background-color="transparent" loext:char-shading-value="0" style:font-size-asian="10pt" style:font-size-complex="10pt"/>
    </style:style>
    <style:style style:name="T29"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5fb249" style:text-blinking="false" fo:background-color="transparent" loext:char-shading-value="0" style:font-size-asian="10pt" style:font-size-complex="10pt"/>
    </style:style>
    <style:style style:name="T30" style:family="text">
      <style:text-properties fo:font-variant="normal" fo:text-transform="none" fo:color="#000000" loext:opacity="100%" style:text-line-through-style="none" style:text-line-through-type="none" style:font-name="Arial" fo:font-size="10pt" fo:font-style="normal" style:text-underline-style="none" fo:font-weight="normal" officeooo:rsid="0060e0ec" style:text-blinking="false" fo:background-color="transparent" loext:char-shading-value="0" style:font-size-asian="10pt" style:font-size-complex="10pt"/>
    </style:style>
    <style:style style:name="T31" style:family="text">
      <style:text-properties fo:font-variant="normal" fo:text-transform="none" fo:color="#000000" loext:opacity="100%" style:text-line-through-style="none" style:text-line-through-type="none" style:font-name="Arial" fo:font-size="10pt" fo:font-style="normal" style:text-underline-style="none" fo:font-weight="bold" officeooo:rsid="005fb249" style:text-blinking="false" fo:background-color="transparent" loext:char-shading-value="0" style:font-size-asian="10pt" style:font-weight-asian="bold" style:font-size-complex="10pt" style:font-weight-complex="bold"/>
    </style:style>
    <style:style style:name="T32" style:family="text">
      <style:text-properties fo:font-style="normal" style:text-underline-style="none" fo:font-weight="normal" style:font-style-asian="normal" style:font-weight-asian="normal" style:language-complex="ar" style:country-complex="SA" style:font-style-complex="normal" style:font-weight-complex="normal"/>
    </style:style>
    <style:style style:name="T33" style:family="text">
      <style:text-properties fo:font-style="normal" style:text-underline-style="none" fo:font-weight="bold" style:font-style-asian="normal" style:font-weight-asian="bold" style:language-complex="ar" style:country-complex="SA" style:font-style-complex="normal" style:font-weight-complex="bold"/>
    </style:style>
    <style:style style:name="T34" style:family="text">
      <style:text-properties fo:font-style="normal" fo:font-weight="normal" style:font-style-asian="normal" style:font-weight-asian="normal" style:language-complex="ar" style:country-complex="SA" style:font-style-complex="normal" style:font-weight-complex="normal"/>
    </style:style>
    <style:style style:name="T35" style:family="text">
      <style:text-properties fo:font-style="normal" fo:font-weight="bold" style:font-style-asian="normal" style:font-weight-asian="bold" style:language-complex="ar" style:country-complex="SA" style:font-style-complex="normal" style:font-weight-complex="bold"/>
    </style:style>
    <style:style style:name="T36" style:family="text">
      <style:text-properties fo:font-style="normal" style:text-underline-style="solid" style:text-underline-width="auto" style:text-underline-color="font-color" fo:font-weight="normal" style:font-style-asian="normal" style:font-weight-asian="normal" style:language-complex="ar" style:country-complex="SA" style:font-style-complex="normal" style:font-weight-complex="normal"/>
    </style:style>
    <style:style style:name="T37" style:family="text">
      <style:text-properties officeooo:rsid="0002362c"/>
    </style:style>
    <style:style style:name="T38" style:family="text">
      <style:text-properties officeooo:rsid="0004fce9"/>
    </style:style>
    <style:style style:name="T39" style:family="text">
      <style:text-properties officeooo:rsid="0006c164"/>
    </style:style>
    <style:style style:name="T40" style:family="text">
      <style:text-properties officeooo:rsid="0009de21"/>
    </style:style>
    <style:style style:name="T41" style:family="text">
      <style:text-properties officeooo:rsid="00160f0f"/>
    </style:style>
    <style:style style:name="T42" style:family="text">
      <style:text-properties officeooo:rsid="00285ff0"/>
    </style:style>
    <style:style style:name="T43" style:family="text">
      <style:text-properties officeooo:rsid="002aa6d5"/>
    </style:style>
    <style:style style:name="T44" style:family="text">
      <style:text-properties officeooo:rsid="002bee7f"/>
    </style:style>
    <style:style style:name="T45" style:family="text">
      <style:text-properties officeooo:rsid="002c5c74"/>
    </style:style>
    <style:style style:name="T46" style:family="text">
      <style:text-properties officeooo:rsid="0038deba"/>
    </style:style>
    <style:style style:name="T47" style:family="text">
      <style:text-properties officeooo:rsid="003a7b6c"/>
    </style:style>
    <style:style style:name="T48" style:family="text">
      <style:text-properties officeooo:rsid="0042b023"/>
    </style:style>
    <style:style style:name="T49" style:family="text">
      <style:text-properties officeooo:rsid="00467e0e"/>
    </style:style>
    <style:style style:name="T50" style:family="text">
      <style:text-properties style:font-name-asian="Times New Roman" style:language-complex="ar" style:country-complex="SA"/>
    </style:style>
    <style:style style:name="T51" style:family="text">
      <style:text-properties fo:language="ca" fo:country="ES" fo:background-color="transparent" loext:char-shading-value="0" style:font-name-complex="Arial"/>
    </style:style>
    <style:style style:name="T52" style:family="text">
      <style:text-properties fo:language="ca" fo:country="ES" officeooo:rsid="001298ff" fo:background-color="transparent" loext:char-shading-value="0" style:font-name-complex="Arial"/>
    </style:style>
    <style:style style:name="T53" style:family="text">
      <style:text-properties fo:language="ca" fo:country="ES" fo:background-color="transparent" loext:char-shading-value="0" style:font-name-asian="Times New Roman" style:font-name-complex="Arial" style:language-complex="ar" style:country-complex="SA"/>
    </style:style>
    <style:style style:name="T54" style:family="text">
      <style:text-properties fo:language="ca" fo:country="ES" fo:font-weight="normal" fo:background-color="transparent" loext:char-shading-value="0" style:font-name-asian="Times New Roman" style:font-weight-asian="normal" style:font-name-complex="Arial" style:language-complex="ar" style:country-complex="SA" style:font-weight-complex="normal"/>
    </style:style>
    <style:style style:name="T55" style:family="text">
      <style:text-properties fo:language="ca" fo:country="ES" fo:font-weight="normal" fo:background-color="transparent" loext:char-shading-value="0" style:font-weight-asian="normal" style:font-name-complex="Arial" style:font-weight-complex="normal"/>
    </style:style>
    <style:style style:name="T56" style:family="text">
      <style:text-properties fo:language="ca" fo:country="ES" fo:font-weight="bold" fo:background-color="transparent" loext:char-shading-value="0" style:font-weight-asian="bold" style:font-name-complex="Arial" style:font-weight-complex="bold"/>
    </style:style>
    <style:style style:name="T57" style:family="text">
      <style:text-properties fo:language="ca" fo:country="ES" fo:font-weight="bold" fo:background-color="transparent" loext:char-shading-value="0" style:font-name-asian="Times New Roman" style:font-weight-asian="bold" style:font-name-complex="Arial" style:language-complex="ar" style:country-complex="SA" style:font-weight-complex="bold"/>
    </style:style>
    <style:style style:name="T58" style:family="text">
      <style:text-properties fo:language="ca" fo:country="ES" fo:font-weight="bold" officeooo:rsid="00477f83" fo:background-color="transparent" loext:char-shading-value="0" style:font-name-asian="Times New Roman" style:font-weight-asian="bold" style:font-name-complex="Arial" style:language-complex="ar" style:country-complex="SA" style:font-weight-complex="bold"/>
    </style:style>
    <style:style style:name="T59" style:family="text">
      <style:text-properties fo:language="ca" fo:country="ES" fo:font-weight="bold" style:font-weight-asian="bold" style:font-name-complex="Arial" style:font-weight-complex="bold"/>
    </style:style>
    <style:style style:name="T60" style:family="text">
      <style:text-properties fo:language="ca" fo:country="ES" fo:font-weight="bold" officeooo:rsid="00477f83" style:font-weight-asian="bold" style:font-name-complex="Arial" style:font-weight-complex="bold"/>
    </style:style>
    <style:style style:name="T61" style:family="text">
      <style:text-properties fo:language="ca" fo:country="ES" fo:font-weight="bold" officeooo:rsid="004c7fa1" style:font-weight-asian="bold" style:font-name-complex="Arial" style:font-weight-complex="bold"/>
    </style:style>
    <style:style style:name="T62" style:family="text">
      <style:text-properties fo:language="ca" fo:country="ES" fo:font-weight="bold" officeooo:rsid="0056b38b" style:font-weight-asian="bold" style:font-name-complex="Arial" style:font-weight-complex="bold"/>
    </style:style>
    <style:style style:name="T63" style:family="text">
      <style:text-properties fo:language="ca" fo:country="ES" fo:font-weight="bold" officeooo:rsid="005b2e7b" style:font-weight-asian="bold" style:font-name-complex="Arial" style:font-weight-complex="bold"/>
    </style:style>
    <style:style style:name="T64" style:family="text">
      <style:text-properties fo:language="ca" fo:country="ES" style:font-name-complex="Arial"/>
    </style:style>
    <style:style style:name="T65" style:family="text">
      <style:text-properties fo:language="ca" fo:country="ES" officeooo:rsid="0042b023" style:font-name-complex="Arial"/>
    </style:style>
    <style:style style:name="T66" style:family="text">
      <style:text-properties fo:language="ca" fo:country="ES" officeooo:rsid="004c7fa1" style:font-name-complex="Arial"/>
    </style:style>
    <style:style style:name="T67" style:family="text">
      <style:text-properties fo:language="ca" fo:country="ES" officeooo:rsid="0056b38b" style:font-name-complex="Arial"/>
    </style:style>
    <style:style style:name="T68" style:family="text">
      <style:text-properties fo:language="ca" fo:country="ES" officeooo:rsid="005b2e7b" style:font-name-complex="Arial"/>
    </style:style>
    <style:style style:name="T69" style:family="text">
      <style:text-properties fo:language="ca" fo:country="ES" fo:font-style="italic" style:font-style-asian="italic" style:font-name-complex="Arial" style:font-style-complex="italic"/>
    </style:style>
    <style:style style:name="T70" style:family="text">
      <style:text-properties fo:language="ca" fo:country="ES" fo:font-style="italic" fo:font-weight="bold" style:font-style-asian="italic" style:font-weight-asian="bold" style:font-name-complex="Arial" style:font-style-complex="italic" style:font-weight-complex="bold"/>
    </style:style>
    <style:style style:name="T71" style:family="text">
      <style:text-properties officeooo:rsid="00494494"/>
    </style:style>
    <style:style style:name="T72" style:family="text">
      <style:text-properties officeooo:rsid="004db9f8"/>
    </style:style>
    <style:style style:name="T73" style:family="text">
      <style:text-properties officeooo:rsid="004e4786"/>
    </style:style>
    <style:style style:name="T74" style:family="text">
      <style:text-properties officeooo:rsid="004efc61"/>
    </style:style>
    <style:style style:name="T75" style:family="text">
      <style:text-properties officeooo:rsid="00524218"/>
    </style:style>
    <style:style style:name="T76" style:family="text">
      <style:text-properties officeooo:rsid="00530914"/>
    </style:style>
    <style:style style:name="T77" style:family="text">
      <style:text-properties officeooo:rsid="0053b3da"/>
    </style:style>
    <style:style style:name="T78" style:family="text">
      <style:text-properties officeooo:rsid="0058d2b6"/>
    </style:style>
    <style:style style:name="T79" style:family="text">
      <style:text-properties officeooo:rsid="005b2e7b"/>
    </style:style>
    <style:style style:name="T80" style:family="text">
      <style:text-properties officeooo:rsid="005b342f"/>
    </style:style>
    <style:style style:name="T81" style:family="text">
      <style:text-properties officeooo:rsid="005c11ad"/>
    </style:style>
    <style:style style:name="T82" style:family="text">
      <style:text-properties officeooo:rsid="005c8525"/>
    </style:style>
    <style:style style:name="T83" style:family="text">
      <style:text-properties officeooo:rsid="005eeea6"/>
    </style:style>
    <style:style style:name="T84" style:family="text">
      <style:text-properties officeooo:rsid="005fb249"/>
    </style:style>
    <style:style style:name="T85" style:family="text">
      <style:text-properties fo:font-weight="normal" style:font-weight-asian="normal" style:font-weight-complex="normal"/>
    </style:style>
    <style:style style:name="T86" style:family="text">
      <style:text-properties style:text-underline-style="solid" style:text-underline-width="auto" style:text-underline-color="font-color" officeooo:rsid="005c11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2">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29"/>
      <text:p text:style-name="P15">CFGS Desenvolupament d'Aplicacions Multiplataforma</text:p>
      <text:p text:style-name="P16">CFGS Desenvolupament d'Aplicacions <text:span text:style-name="T38">Web</text:span></text:p>
      <text:h text:style-name="P65" text:outline-level="1">Mòdul 3B – Programació Orientada a Objectes</text:h>
      <text:h text:style-name="P66" text:outline-level="1">UF5 – POO. Llibreries de classes fonamentals</text:h>
      <text:h text:style-name="P66" text:outline-level="1">Unitat 4: Interfícies gràfiques d'usuari. Fluxos i fitxers</text:h>
      <text:p text:style-name="P26">EAC10</text:p>
      <text:p text:style-name="P14">(Curs 20<text:span text:style-name="T14">21</text:span>–<text:span text:style-name="T17">22</text:span> / <text:span text:style-name="T79">1r</text:span> semestre)</text:p>
      <text:p text:style-name="P28"/>
      <text:p text:style-name="P32"/>
      <text:p text:style-name="P46">Presentació i resultats d'aprenentatge</text:p>
      <text:p text:style-name="P2"/>
      <text:p text:style-name="P42"><text:span text:style-name="T54">Aquest exercici d’avaluació continuada (EAC) es correspon amb els continguts treballats a la</text:span><text:span text:style-name="T55"> unitat 4</text:span><text:span text:style-name="T56"> “Interfícies gràfiques d'usuari. Fluxos i fitxers”</text:span></text:p>
      <text:p text:style-name="P39"><text:span text:style-name="T50">Els </text:span><text:span text:style-name="T19">resultats d'aprenentatge</text:span><text:span text:style-name="T50"> que es plantegen són:</text:span></text:p>
      <text:list xml:id="list1217888382" text:style-name="WW8Num36">
        <text:list-item>
          <text:p text:style-name="P67">Desenvolupa interfícies gràfiques d’usuari simples, utilitzant les llibreries de classes adequades. </text:p>
        </text:list-item>
        <text:list-item>
          <text:p text:style-name="P68">Realitza operacions bàsiques d'entrada/sortida de informació, sobre consola i fitxers, utilitzant les llibreries de classes adequades </text:p>
        </text:list-item>
      </text:list>
      <text:p text:style-name="P25"/>
      <text:p text:style-name="P46">Criteris d’avaluació</text:p>
      <text:p text:style-name="P27"/>
      <text:p text:style-name="P37">La puntuació màxima assignada a cada activitat s’indica a l’enunciat.</text:p>
      <text:p text:style-name="P38">Els criteris que es tindran en compte per avaluar el treball de l’alumnat són els següents:</text:p>
      <text:list xml:id="list3957169126" text:style-name="WW8Num27">
        <text:list-item>
          <text:p text:style-name="P70">Utilitza les eines de l'entorn de desenvolupament per crear interfícies gràfiques d'usuari simples.</text:p>
        </text:list-item>
        <text:list-item>
          <text:p text:style-name="P70">Programa controladors d'esdeveniments. </text:p>
        </text:list-item>
        <text:list-item>
          <text:p text:style-name="P70">Escriu programes que utilitzin interfícies gràfiques per a l'entrada i sortida d'informació.</text:p>
        </text:list-item>
        <text:list-item>
          <text:p text:style-name="P70">Utilitza la consola per realitzar operacions d'entrada i sortida d'informació. </text:p>
        </text:list-item>
        <text:list-item>
          <text:p text:style-name="P70">Aplica formats en la visualització de la informació. </text:p>
        </text:list-item>
        <text:list-item>
          <text:p text:style-name="P70">Reconeix les possibilitats d'entrada / sortida del llenguatge i les llibreries associades. </text:p>
        </text:list-item>
        <text:list-item>
          <text:p text:style-name="P70">Utilitza fitxers per emmagatzemar i recuperar informació. </text:p>
        </text:list-item>
        <text:list-item>
          <text:p text:style-name="P70">Crea programes que utilitzen diversos mètodes d'accés al contingut dels fitxers.</text:p>
        </text:list-item>
      </text:list>
      <text:p text:style-name="P59"/>
      <text:p text:style-name="P46">Forma i data de lliurament</text:p>
      <text:p text:style-name="P30"/>
      <text:p text:style-name="P41"><text:span text:style-name="T51">Un cop finalitzat l’exercici d’avaluació continuada heu d’enviar </text:span><text:span text:style-name="T52">la solució</text:span><text:span text:style-name="T51"> des de l'apartat</text:span><text:span text:style-name="T56"> Lliurament</text:span><text:span text:style-name="T51"> </text:span><text:span text:style-name="T56">EAC10</text:span><text:span text:style-name="T51"> de l'aula, dins del termini establert. Tingueu en compte que el sistema no permetrà fer lliuraments després de la data i hora indicades.</text:span></text:p>
      <text:p text:style-name="P31"/>
      <text:p text:style-name="P61">Important</text:p>
      <text:p text:style-name="P36"><text:span text:style-name="T32">Heu d'entregar la</text:span><text:span text:style-name="T33"> carpeta completa del projecte de Netbeans,</text:span><text:span text:style-name="T32"> conjuntament amb aquest document amb les respostes degudament emplenades, i comprimir-ho tot</text:span><text:span text:style-name="T34"> amb un</text:span><text:span text:style-name="T35"> compressor lliure (zip o tar.gz). </text:span><text:span text:style-name="T36">RAR no és un compressor lliure i no es pot fer servir per lliurar fitxers</text:span><text:span text:style-name="T35">.</text:span></text:p>
      <text:p text:style-name="P40"/>
      <text:p text:style-name="P35"/>
      <text:p text:style-name="P43"><text:span text:style-name="T64">El nom del fitxer serà el següent: </text:span><text:span text:style-name="T60">DA2_</text:span><text:span text:style-name="T59">M03B_EAC10_Cognom1_Inicial del cognom2.zip. </text:span><text:span text:style-name="T64">Els cognoms s’escriuran sense accents. Per exemple, l’estudiant </text:span><text:span text:style-name="T69">Joan García Santos</text:span><text:span text:style-name="T64"> posaria el següent nom al seu fitxer d</text:span><text:span text:style-name="T53">e l’EAC10: </text:span><text:span text:style-name="T58">DA2_</text:span><text:span text:style-name="T57">M03B _EAC10_Garcia_S.zip</text:span><text:span text:style-name="T53">.</text:span></text:p>
      <text:p text:style-name="P45"><text:span text:style-name="T64">Substituïu </text:span><text:span text:style-name="T70">Nom i cognoms</text:span><text:span text:style-name="T64"> de la capçalera per les vostres dades personals.</text:span></text:p>
      <text:p text:style-name="P44"><text:span text:style-name="T64">El termini de lliurament finalitza a les </text:span><text:span text:style-name="T59">23:55 h </text:span><text:span text:style-name="T64">del dia</text:span><text:span text:style-name="T59"> </text:span><text:span text:style-name="T62">0</text:span><text:span text:style-name="T63">1</text:span><text:span text:style-name="T59">/</text:span><text:span text:style-name="T63">12</text:span><text:span text:style-name="T59">/20</text:span><text:span text:style-name="T61">2</text:span><text:span text:style-name="T62">1</text:span><text:span text:style-name="T59">.</text:span><text:span text:style-name="T64"> <text:s/>La proposta de solució de l’EAC </text:span><text:span text:style-name="T65">es publicarà el </text:span><text:span text:style-name="T67">0</text:span><text:span text:style-name="T68">2</text:span><text:span text:style-name="T65">/</text:span><text:span text:style-name="T68">12</text:span><text:span text:style-name="T65">/20</text:span><text:span text:style-name="T66">2</text:span><text:span text:style-name="T67">1</text:span><text:span text:style-name="T64"> i les qualificacions es publicaran el dia </text:span><text:span text:style-name="T68">13</text:span><text:span text:style-name="T64">/</text:span><text:span text:style-name="T68">12</text:span><text:span text:style-name="T64">/20</text:span><text:span text:style-name="T66">2</text:span><text:span text:style-name="T67">1</text:span><text:span text:style-name="T64">.</text:span></text:p>
      <text:p text:style-name="P25"><text:soft-page-break/></text:p>
      <text:p text:style-name="P34">Enunciat</text:p>
      <text:p text:style-name="P33">Pregunta 1. (10 punts)</text:p>
      <text:p text:style-name="P24"/>
      <text:p text:style-name="P55"><text:bookmark text:name="docs-internal-guid-1cc17599-a24b-a4bc-776c-f154a8de1f6d"/>En aquest EAC10, heu de continuar amb la programació de<text:span text:style-name="T48">l gestor dels tallers mecànics </text:span>que hem fet servir a<text:span text:style-name="T71">ls</text:span> EACs anteriors.</text:p>
      <text:p text:style-name="P56"/>
      <text:p text:style-name="P48">Els canvis més importants que veureu es poden resumir en:</text:p>
      <text:list xml:id="list556816719" text:style-name="L1">
        <text:list-item>
          <text:p text:style-name="P71">Només es gestionaran <text:span text:style-name="T80">tallers</text:span>. Encara que al projecte NetBeans veureu <text:span text:style-name="T41">la resta de classes </text:span>en aquest EAC no les farem servir <text:span text:style-name="T46">per simplificar l’EAC.</text:span></text:p>
        </text:list-item>
        <text:list-item>
          <text:p text:style-name="P72">Al desar <text:span text:style-name="T48">una taller</text:span> (sobre XML o altres tipus de fitxers) el nom del fitxer serà <text:span text:style-name="T14">el cif del taller</text:span>, i l'extensió que correspongui (.xml, .ser, …)</text:p>
        </text:list-item>
        <text:list-item>
          <text:p text:style-name="P71">Es farà una aproximació al patró de disseny MVC (Model Vista Controlador). Al projecte veureu que s'han <text:span text:style-name="T39">agrupat</text:span> les classes en paquets a tal efecte<text:span text:style-name="T71">.</text:span></text:p>
        </text:list-item>
      </text:list>
      <text:p text:style-name="P13"/>
      <text:p text:style-name="P48">L'objectiu de l'EAC10 és dotar el programa d'eines gràfiques per a la interacció de l'usuari, tant pel que fa als menús com a l'entrada de dades <text:span text:style-name="T72">dels tallers</text:span>. Per altra banda, fareu servir els coneixements d'aquesta unitat per desar <text:span text:style-name="T80">tallers </text:span>de manera serialitzada (serialització de<text:span text:style-name="T72">l objectes de tipus</text:span> <text:span text:style-name="T80">Taller</text:span>).</text:p>
      <text:p text:style-name="P12"/>
      <text:p text:style-name="P58">E<text:span text:style-name="T21">l vídeo que acompanya a l'EAC "</text:span><text:span text:style-name="T22">EAC10.mp4</text:span><text:span text:style-name="T21">", trobareu els requeriments que ha de complir el vostre programa.</text:span></text:p>
      <text:p text:style-name="P60"/>
      <text:p text:style-name="P48">Després es faran els requeriments tècnics de cada classe / mètode (TODO a desenvolupar), però abans, és convenient donar els requeriments de manera funcional. Com podeu veure al vídeo, el programa té els següents requeriments:</text:p>
      <text:p text:style-name="P48"/>
      <text:list xml:id="list1402008852" text:style-name="L2">
        <text:list-item>
          <text:p text:style-name="P73">S'inicia l'aplicació a la classe Main que crea un objecte ControladorPrincipal i aquest, en el seu constructor, mostra el menú principal.</text:p>
        </text:list-item>
        <text:list-item>
          <text:p text:style-name="P73">Menú principal → </text:p>
          <text:list>
            <text:list-item>
              <text:p text:style-name="P73">Botons del menú</text:p>
              <text:list>
                <text:list-item>
                  <text:p text:style-name="P73">Sortir → surt del programa</text:p>
                </text:list-item>
                <text:list-item>
                  <text:p text:style-name="P73"><text:span text:style-name="T42">Menú Taller</text:span> →</text:p>
                  <text:list>
                    <text:list-item>
                      <text:p text:style-name="P73">amaga el menú principal</text:p>
                    </text:list-item>
                    <text:list-item>
                      <text:p text:style-name="P74">crea un objecte Controlador<text:span text:style-name="T80">Taller el qual</text:span>, en el seu constructor, mostra el menú <text:span text:style-name="T72">de tallers</text:span></text:p>
                    </text:list-item>
                  </text:list>
                </text:list-item>
                <text:list-item>
                  <text:p text:style-name="P73"><text:span text:style-name="T42">Menú Recanvis</text:span> →</text:p>
                  <text:list>
                    <text:list-item>
                      <text:p text:style-name="P73">NO FA RES</text:p>
                    </text:list-item>
                  </text:list>
                </text:list-item>
              </text:list>
            </text:list-item>
          </text:list>
        </text:list-item>
        <text:list-item>
          <text:p text:style-name="P73">Menú <text:span text:style-name="T72">de tallers</text:span> amb els botons i accions que s'expliquen a continuació</text:p>
          <text:list>
            <text:list-item>
              <text:p text:style-name="P73">Sortir → Es torna al menú principal</text:p>
            </text:list-item>
            <text:list-item>
              <text:p text:style-name="P73"><text:span text:style-name="T48">Alta taller </text:span>→ </text:p>
              <text:list>
                <text:list-item>
                  <text:p text:style-name="P75">Es mostra el formulari <text:span text:style-name="T72">de tallers (creació d'un objecte TallerForm)</text:span> i l'usuari pot omplir els camps</text:p>
                </text:list-item>
                <text:list-item>
                  <text:p text:style-name="P73"><text:soft-page-break/>Botons del formulari</text:p>
                  <text:list>
                    <text:list-item>
                      <text:p text:style-name="P73">Desar → </text:p>
                      <text:list>
                        <text:list-item>
                          <text:list>
                            <text:list-item>
                              <text:p text:style-name="P76"><text:bookmark-start text:name="__DdeLink__866_3235121720"/>Es crea l'objecte <text:span text:style-name="T80">Taller, </text:span>s'afegeix a la llista <text:span text:style-name="T72">de tallers</text:span> (<text:span text:style-name="T42">atribut de</text:span> ControladorPrincipal) <text:span text:style-name="T73">i passa a ser el taller actual</text:span>. <text:bookmark-end text:name="__DdeLink__866_3235121720"/></text:p>
                            </text:list-item>
                            <text:list-item>
                              <text:p text:style-name="P78">Un cop fet això, es continua mostrant el formulari amb les dades introduïdes.</text:p>
                            </text:list-item>
                          </text:list>
                        </text:list-item>
                      </text:list>
                    </text:list-item>
                    <text:list-item>
                      <text:p text:style-name="P73">Sortir → Es torna al menú <text:span text:style-name="T73">de tallers</text:span> sense fer res</text:p>
                    </text:list-item>
                  </text:list>
                </text:list-item>
              </text:list>
            </text:list-item>
            <text:list-item>
              <text:p text:style-name="P77"><text:span text:style-name="T42">Seleccionar taller</text:span> → </text:p>
              <text:list>
                <text:list-item>
                  <text:p text:style-name="P73">Si no existeixen <text:span text:style-name="T80">tallers</text:span> <text:span text:style-name="T83">a l’array de tallers</text:span>, <text:span text:style-name="T80">es</text:span> mostrar un missatge d'error (JoptionPane.showMessageDialog)</text:p>
                </text:list-item>
                <text:list-item>
                  <text:p text:style-name="P77">Si existeix al menys <text:span text:style-name="T73">un taller,</text:span></text:p>
                  <text:list>
                    <text:list-item>
                      <text:p text:style-name="P77">es mostra un dialog amb botons, on cadascun d'ells és <text:span text:style-name="T75">el CIF d’un taller </text:span>(JOptionPane.showOptionDialog)</text:p>
                    </text:list-item>
                    <text:list-item>
                      <text:p text:style-name="P77">Quan l'usuari ha escollit <text:span text:style-name="T80">el taller</text:span>, s'actualitza <text:span text:style-name="T80">el taller actual</text:span> (<text:span text:style-name="T42">atribut del</text:span> ControladorPrincipal)</text:p>
                    </text:list-item>
                  </text:list>
                </text:list-item>
              </text:list>
            </text:list-item>
            <text:list-item>
              <text:p text:style-name="P73">Llista<text:span text:style-name="T43">r tallers</text:span> → </text:p>
              <text:list>
                <text:list-item>
                  <text:p text:style-name="P79">Si no existeixen <text:span text:style-name="T80">tallers a l’array de tallers</text:span>, llavors <text:span text:style-name="T80">es</text:span> mostrar un missatge d'error (JOptionPane.showMessageDialog)</text:p>
                </text:list-item>
                <text:list-item>
                  <text:p text:style-name="P73">Si existeix al menys <text:span text:style-name="T80">un taller</text:span>,</text:p>
                  <text:list>
                    <text:list-item>
                      <text:p text:style-name="P79">Es mostra la llista <text:span text:style-name="T74">de tallers </text:span>(creació de l'objecte <text:span text:style-name="T80">Taller</text:span>Llista)</text:p>
                    </text:list-item>
                    <text:list-item>
                      <text:p text:style-name="P73">Botons de la llista</text:p>
                      <text:list>
                        <text:list-item>
                          <text:p text:style-name="P79">Sortir → Es torna al menú <text:span text:style-name="T74">de tallers</text:span> sense fer res</text:p>
                        </text:list-item>
                      </text:list>
                    </text:list-item>
                  </text:list>
                </text:list-item>
              </text:list>
            </text:list-item>
            <text:list-item>
              <text:p text:style-name="P73">C<text:span text:style-name="T44">arregar taller</text:span> → </text:p>
              <text:list>
                <text:list-item>
                  <text:p text:style-name="P73">Es mostra un dialog (JOptionPane.showOptionDialog) amb botons, on cadascun d'ells és un mètode de càrrega (<text:span text:style-name="T44">atribut de</text:span> Controlador Principal: XML i Serial)</text:p>
                </text:list-item>
                <text:list-item>
                  <text:p text:style-name="P80">Un cop seleccionat el mètode, amb <text:span text:style-name="T47">un </text:span>altre dialog, <text:span text:style-name="T76">s’introdueix</text:span> <text:span text:style-name="T76">el CIF del taller </text:span>a carregar (recordeu que el nom del fitxer és <text:span text:style-name="T76">el CIF del taller</text:span> i l'extensió)</text:p>
                </text:list-item>
                <text:list-item>
                  <text:p text:style-name="P73">Un cop l'usuari ha <text:span text:style-name="T76">introduït el CIF </text:span>i ha premut OK,</text:p>
                  <text:list>
                    <text:list-item>
                      <text:p text:style-name="P80">Es crea un objecte <text:span text:style-name="T74">de tipus taller </text:span>(<text:span text:style-name="T74">nouTaller</text:span>) <text:span text:style-name="T74">mitjançant el mètode </text:span>car<text:span text:style-name="T40">re</text:span>gar<text:span text:style-name="T80">Taller </text:span>del gestor de persistència</text:p>
                    </text:list-item>
                    <text:list-item>
                      <text:p text:style-name="P79">Es comprova <text:span text:style-name="T77">si el CIF</text:span> <text:span text:style-name="T74">del nouTaller</text:span> ja existeix <text:span text:style-name="T81">a l’array de </text:span><text:span text:style-name="T86">tallers</text:span> (això donarà la posició on s'ha trobat <text:span text:style-name="T44">a l’array</text:span>)</text:p>
                    </text:list-item>
                    <text:list-item>
                      <text:p text:style-name="P73">Si existeix,</text:p>
                      <text:list>
                        <text:list-item>
                          <text:p text:style-name="P80">es mostra un dialog notificant <text:span text:style-name="T81">a </text:span>l'usuari si vol substituir <text:span text:style-name="T80">el taller</text:span> <text:span text:style-name="T80">de l’array</text:span> <text:span text:style-name="T44">per el </text:span>que es carregarà des del fitxer (JOptionPane.showOptionDialog)</text:p>
                          <text:list>
                            <text:list-item>
                              <text:p text:style-name="P73">Si l'usuari cancel<text:span text:style-name="T40">·l</text:span>a, no es fa res</text:p>
                            </text:list-item>
                            <text:list-item>
                              <text:p text:style-name="P73"><text:bookmark-start text:name="__DdeLink__767_1976664109"/>Si l'usuari accepta, llavors <text:span text:style-name="T45">s'insereix</text:span> <text:span text:style-name="T80">el nouTaller</text:span> <text:span text:style-name="T80">a l’array, </text:span>a la mateixa posició on s'havia trobat aquest<text:bookmark-end text:name="__DdeLink__767_1976664109"/> <text:span text:style-name="T81">CIF.</text:span></text:p>
                            </text:list-item>
                          </text:list>
                        </text:list-item>
                      </text:list>
                    </text:list-item>
                    <text:list-item>
                      <text:p text:style-name="P73">Si no existeix,</text:p>
                      <text:list>
                        <text:list-item>
                          <text:p text:style-name="P79">S'afegeix <text:span text:style-name="T80">el nouTaller a l’array de tallers</text:span> a la darrera posició</text:p>
                        </text:list-item>
                        <text:list-item>
                          <text:p text:style-name="P73"><text:soft-page-break/>Es mostra un missatge confirmant l'addició (JOptionPane.showMessageDialog)</text:p>
                        </text:list-item>
                      </text:list>
                    </text:list-item>
                  </text:list>
                </text:list-item>
              </text:list>
            </text:list-item>
            <text:list-item>
              <text:p text:style-name="P80">Desar <text:span text:style-name="T81">Taller</text:span>→ </text:p>
              <text:list>
                <text:list-item>
                  <text:p text:style-name="P80">Comprova si s'ha <text:span text:style-name="T45">seleccionat el taller,</text:span> mostrant, si correspon, missatges d'error (JOptionPane.showMessageDialog)</text:p>
                </text:list-item>
                <text:list-item>
                  <text:p text:style-name="P73">Es mostra un dialog (JOptionPane.showOptionDialog) amb botons, on cadascun d'ells és un mètode de càrrega (<text:span text:style-name="T45">atribut de</text:span> Controlador Principal: ara XML i Serial)</text:p>
                </text:list-item>
                <text:list-item>
                  <text:p text:style-name="P80">Un cop escollit el mètode, es desa <text:span text:style-name="T81">el taller </text:span>cridant a desar<text:span text:style-name="T81">Taller</text:span> del gestor de persistència.</text:p>
                  <text:p text:style-name="P80"/>
                </text:list-item>
              </text:list>
            </text:list-item>
          </text:list>
        </text:list-item>
      </text:list>
      <table:table table:name="Taula4" table:style-name="Taula4">
        <table:table-column table:style-name="Taula4.A"/>
        <table:table-row table:style-name="TableLine2662373131488">
          <table:table-cell table:style-name="Taula4.A1" office:value-type="string">
            <text:p text:style-name="P53">PART OPCIONAL DE L’EAC<text:span text:style-name="T85"> (Aquesta part no és obligatòria fer-la. Si la feu correctament se sumaran 0,5 punts extres al vostre EAC):</text:span></text:p>
          </table:table-cell>
        </table:table-row>
        <table:table-row table:style-name="TableLine2662373124960">
          <table:table-cell table:style-name="Taula4.A2" office:value-type="string">
            <text:p text:style-name="P62"><text:span text:style-name="T23">En anteriors EAC, el programa desava </text:span><text:span text:style-name="T28">tallers</text:span><text:span text:style-name="T23"> en XML i podia carregar-l</text:span><text:span text:style-name="T30">o</text:span><text:span text:style-name="T25">s</text:span><text:span text:style-name="T23"> des d</text:span><text:span text:style-name="T26">'</text:span><text:span text:style-name="T23">aquests fitxer</text:span><text:span text:style-name="T25">s.</text:span><text:span text:style-name="T23"> En aquest EAC, el programa </text:span><text:span text:style-name="T29">de </text:span><text:span text:style-name="T31">manera opcional</text:span><text:span text:style-name="T29">,</text:span><text:span text:style-name="T23"> també </text:span><text:span text:style-name="T29">pot </text:span><text:span text:style-name="T23">desar i carregar objectes </text:span><text:span text:style-name="T27">de tipus </text:span><text:span text:style-name="T28">Taller</text:span><text:span text:style-name="T23"> serialitzats (en fitxers). </text:span><text:span text:style-name="T24">La part de codi a GestorPersistencia </text:span><text:span text:style-name="T27">que té a veure amb aquesta nova persistència, </text:span><text:span text:style-name="T24">ja s'ha afegit al projecte enunciat. Recordeu que les classes a les que pertanyen els objectes a </text:span>serialitzar<text:span text:style-name="T24">, han d'implementar la classe </text:span><text:bookmark-start text:name="__DdeLink__844_3504217369"/><text:span text:style-name="T24">Serializable</text:span><text:bookmark-end text:name="__DdeLink__844_3504217369"/><text:span text:style-name="T24">.</text:span></text:p>
          </table:table-cell>
        </table:table-row>
      </table:table>
      <text:p text:style-name="P49"/>
      <text:p text:style-name="P47">Els requeriments tècnics detallats són al codi del projecte NetBeans que s'acompanya. Heu de desenvolupar el que s'hi especifica als comentaris "TODO". Per facilitar la localització, la següent taula enumera les classes i mètodes on hi trobareu els comentaris "TODO". A més, s'ha afegit la qualificació individual per a cada mètode. Heu de tenir en compte que heu de canviar <text:span text:style-name="T81">l’execució de</text:span> la classe principal <text:span text:style-name="T81">per la de </text:span>la nova classe “Main”, <text:span text:style-name="T49">què és des d’on s’executarà l’aplicació mitjançant la interfície.</text:span></text:p>
      <text:p text:style-name="P47"/>
      <table:table table:name="Taula2" table:style-name="Taula2">
        <table:table-column table:style-name="Taula2.A"/>
        <table:table-column table:style-name="Taula2.B"/>
        <table:table-column table:style-name="Taula2.C"/>
        <table:table-header-rows>
          <table:table-row table:style-name="TableLine2662373126864">
            <table:table-cell table:style-name="Taula2.A1" office:value-type="string">
              <text:p text:style-name="P57">Classe</text:p>
            </table:table-cell>
            <table:table-cell table:style-name="Taula2.B1" office:value-type="string">
              <text:p text:style-name="P57">Mètodes</text:p>
            </table:table-cell>
            <table:table-cell table:style-name="Taula2.A1" office:value-type="string">
              <text:p text:style-name="P57">Punts</text:p>
            </table:table-cell>
          </table:table-row>
        </table:table-header-rows>
        <table:table-row table:style-name="TableLine2662373158416">
          <table:table-cell table:style-name="Taula2.A2" office:value-type="string">
            <text:p text:style-name="P50">MenuPrincipal</text:p>
          </table:table-cell>
          <table:table-cell table:style-name="Taula2.B12" office:value-type="string">
            <text:p text:style-name="P50">El constructor</text:p>
          </table:table-cell>
          <table:table-cell table:style-name="Taula2.C12" office:value-type="string">
            <text:p text:style-name="P52">0,75</text:p>
          </table:table-cell>
        </table:table-row>
        <table:table-row table:style-name="TableLine2662373151616">
          <table:table-cell table:style-name="Taula2.A12" office:value-type="string">
            <text:p text:style-name="P51">Menu<text:span text:style-name="T81">Taller</text:span></text:p>
          </table:table-cell>
          <table:table-cell table:style-name="Taula2.B7" office:value-type="string">
            <text:p text:style-name="P50">El constructor</text:p>
          </table:table-cell>
          <table:table-cell table:style-name="Taula2.C10" office:value-type="string">
            <text:p text:style-name="P52">0,75</text:p>
          </table:table-cell>
        </table:table-row>
        <table:table-row table:style-name="TableLine2662373148080">
          <table:table-cell table:style-name="Taula2.A12" office:value-type="string">
            <text:p text:style-name="P51"><text:span text:style-name="T81">Taller</text:span>Form</text:p>
          </table:table-cell>
          <table:table-cell table:style-name="Taula2.B7" office:value-type="string">
            <text:p text:style-name="P50">El constructor sense paràmetres</text:p>
          </table:table-cell>
          <table:table-cell table:style-name="Taula2.C4" office:value-type="float" office:value="1">
            <text:p text:style-name="P52">1</text:p>
          </table:table-cell>
        </table:table-row>
        <table:table-row table:style-name="TableLine2662373145088">
          <table:table-cell table:style-name="Taula2.A12" table:number-rows-spanned="2" office:value-type="string">
            <text:p text:style-name="P50">ControladorPrincipal</text:p>
          </table:table-cell>
          <table:table-cell table:style-name="Taula2.B7" office:value-type="string">
            <text:p text:style-name="P50">El constructor</text:p>
          </table:table-cell>
          <table:table-cell table:style-name="Taula2.C10" table:number-rows-spanned="2" office:value-type="string">
            <text:p text:style-name="P50">1,<text:span text:style-name="T84">5</text:span> (entre tots dos)</text:p>
          </table:table-cell>
        </table:table-row>
        <table:table-row table:style-name="TableLine2662373150528">
          <table:covered-table-cell table:style-name="Taula2.A12"/>
          <table:table-cell table:style-name="Taula2.B12" office:value-type="string">
            <text:p text:style-name="P50">actionPerformed(ActionEvent e)</text:p>
          </table:table-cell>
          <table:covered-table-cell table:style-name="Taula2.C10"/>
        </table:table-row>
        <table:table-row table:style-name="TableLine2662373158144">
          <table:table-cell table:style-name="Taula2.A12" table:number-rows-spanned="6" office:value-type="string">
            <text:p text:style-name="P51">Controlador<text:span text:style-name="T78">Zona</text:span></text:p>
          </table:table-cell>
          <table:table-cell table:style-name="Taula2.B7" office:value-type="string">
            <text:p text:style-name="P50">El constructor</text:p>
          </table:table-cell>
          <table:table-cell table:style-name="Taula2.C10" table:number-rows-spanned="4" office:value-type="string">
            <text:p text:style-name="P50"/>
            <text:p text:style-name="P50"><text:span text:style-name="T82">1</text:span> (entre tots quatre)</text:p>
          </table:table-cell>
        </table:table-row>
        <table:table-row table:style-name="TableLine2662373154880">
          <table:covered-table-cell table:style-name="Taula2.A12"/>
          <table:table-cell table:style-name="Taula2.B12" office:value-type="string">
            <text:p text:style-name="P50">afegirListenersMenu()</text:p>
          </table:table-cell>
          <table:covered-table-cell table:style-name="Taula2.C10"/>
        </table:table-row>
        <table:table-row table:style-name="TableLine2662373141824">
          <table:covered-table-cell table:style-name="Taula2.A12"/>
          <table:table-cell table:style-name="Taula2.B12" office:value-type="string">
            <text:p text:style-name="P50">afegirListenersForm()</text:p>
          </table:table-cell>
          <table:covered-table-cell table:style-name="Taula2.C10"/>
        </table:table-row>
        <table:table-row table:style-name="Taula2.10">
          <table:covered-table-cell table:style-name="Taula2.A12"/>
          <table:table-cell table:style-name="Taula2.B12" office:value-type="string">
            <text:p text:style-name="P50">afegirListenersLlista()</text:p>
          </table:table-cell>
          <table:covered-table-cell table:style-name="Taula2.C10"/>
        </table:table-row>
        <table:table-row table:style-name="TableLine2662373151888">
          <table:covered-table-cell table:style-name="Taula2.A12"/>
          <table:table-cell table:style-name="Taula2.B12" office:value-type="string">
            <text:p text:style-name="P50">actionPerformed(ActionEvent e)</text:p>
          </table:table-cell>
          <table:table-cell table:style-name="Taula2.C12" office:value-type="string">
            <text:p text:style-name="P52">2,5</text:p>
          </table:table-cell>
        </table:table-row>
        <table:table-row table:style-name="TableLine2662373150800">
          <table:covered-table-cell table:style-name="Taula2.A12"/>
          <table:table-cell table:style-name="Taula2.B12" office:value-type="string">
            <text:p text:style-name="P50"><text:span text:style-name="T18">seleccionarOpcio</text:span>(Integer opcio) → només opci<text:span text:style-name="T81">ó</text:span> 5</text:p>
          </table:table-cell>
          <table:table-cell table:style-name="Taula2.C12" office:value-type="string">
            <text:p text:style-name="P52">2,5</text:p>
          </table:table-cell>
        </table:table-row>
        <table:table-row table:style-name="TableLine2662373149168">
          <table:table-cell table:style-name="Taula2.A13" table:number-rows-spanned="2" office:value-type="string">
            <text:p text:style-name="P52">(<text:span text:style-name="T20">OPCIONAL</text:span>)</text:p>
            <text:p text:style-name="P52"/>
            <text:p text:style-name="P50">GestorSerial</text:p>
          </table:table-cell>
          <table:table-cell table:style-name="Taula2.B13" office:value-type="string">
            <text:p text:style-name="P50">desar<text:span text:style-name="T81">Taller</text:span>(String nomFitxer, <text:span text:style-name="T81">Taller taller</text:span>)</text:p>
          </table:table-cell>
          <table:table-cell table:style-name="Taula2.A13" table:number-rows-spanned="2" office:value-type="string">
            <text:p text:style-name="P54">0,5 punts extres</text:p>
          </table:table-cell>
        </table:table-row>
        <table:table-row table:style-name="TableLine2662373157872">
          <table:covered-table-cell table:style-name="Taula2.A13"/>
          <table:table-cell table:style-name="Taula2.B13" office:value-type="string">
            <text:p text:style-name="P51"><text:bookmark-start text:name="__DdeLink__555_4035513413"/>car<text:span text:style-name="T37">regarTaller</text:span>(String nomFitxer)<text:bookmark-end text:name="__DdeLink__555_4035513413"/></text:p>
          </table:table-cell>
          <table:covered-table-cell table:style-name="Taula2.A13"/>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ce style:name="Bitstream Vera Sans Mono" svg:font-family="'Bitstream Vera Sans Mono'" style:font-family-generic="modern" style:font-pitch="fixed"/>
    <style:font-face style:name="Courier New" svg:font-family="'Courier New'" style:font-adornments="Normal" style:font-family-generic="modern" style:font-pitch="fixed"/>
    <style:font-face style:name="Courier New1" svg:font-family="'Courier New'" style:font-family-generic="modern"/>
    <style:font-face style:name="Courier New2"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OpenSymbol" svg:font-family="OpenSymbol"/>
    <style:font-face style:name="OpenSymbol1"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loext:opacity="1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style-name="Normal" style:font-family-generic="modern" style:font-pitch="fixed" fo:font-size="9pt" fo:language="zxx" fo:country="none"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lantUML" style:family="paragraph"/>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1"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1"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1"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1"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1"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1"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1"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1"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1"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1"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1"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1"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1" fo:font-family="'Courier New'" style:font-family-generic="modern" style:font-name-complex="Courier New1"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1"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1" fo:font-family="'Courier New'" style:font-family-generic="modern" style:font-name-complex="Courier New1"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1"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1"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1"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1"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1"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1"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1"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1"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1" fo:font-family="'Courier New'" style:font-family-generic="modern" style:font-name-complex="Courier New1"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1"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1"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1" fo:font-family="'Courier New'" style:font-family-generic="modern" style:font-name-complex="Courier New1"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1"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1"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1"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1" fo:font-family="'Courier New'" style:font-family-generic="modern" style:font-name-complex="Courier New1"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1"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 fo:font-family="'Courier New'" style:font-style-name="Normal" style:font-family-generic="modern" style:font-pitch="fixed" fo:font-size="9pt" fo:font-style="normal" fo:font-weight="normal"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Example" style:family="text">
      <style:text-properties style:font-name="Times New Roman1" fo:font-family="'Times New Roman'" style:font-style-name="Negreta cursiva" style:font-family-generic="roman" style:font-pitch="variable" fo:font-style="italic" fo:font-weight="bol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Zeichenformat" loext:num-list-format="%1%" text:bullet-char="">
        <style:list-level-properties text:space-before="0.635cm" text:min-label-width="0.635cm"/>
        <style:text-properties style:font-name="Wingdings"/>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Symbol"/>
      </text:list-level-style-bullet>
      <text:list-level-style-bullet text:level="5" text:style-name="Zeichenformat" loext:num-list-format="%5%" text:bullet-char="o">
        <style:list-level-properties text:space-before="5.715cm" text:min-label-width="0.635cm"/>
        <style:text-properties style:font-name="Courier New2"/>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Symbol"/>
      </text:list-level-style-bullet>
      <text:list-level-style-bullet text:level="8" text:style-name="Zeichenformat" loext:num-list-format="%8%" text:bullet-char="o">
        <style:list-level-properties text:space-before="9.525cm" text:min-label-width="0.635cm"/>
        <style:text-properties style:font-name="Courier New2"/>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Zeichenformat" loext:num-list-format="%1%" text:bullet-char="">
        <style:list-level-properties text:space-before="0.635cm" text:min-label-width="0.635cm"/>
        <style:text-properties style:font-name="Wingdings"/>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Symbol"/>
      </text:list-level-style-bullet>
      <text:list-level-style-bullet text:level="5" text:style-name="Zeichenformat" loext:num-list-format="%5%" text:bullet-char="o">
        <style:list-level-properties text:space-before="5.715cm" text:min-label-width="0.635cm"/>
        <style:text-properties style:font-name="Courier New2"/>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Symbol"/>
      </text:list-level-style-bullet>
      <text:list-level-style-bullet text:level="8" text:style-name="Zeichenformat" loext:num-list-format="%8%" text:bullet-char="o">
        <style:list-level-properties text:space-before="9.525cm" text:min-label-width="0.635cm"/>
        <style:text-properties style:font-name="Courier New2"/>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Symbol"/>
      </text:list-level-style-bullet>
      <text:list-level-style-bullet text:level="5" text:style-name="Zeichenformat" loext:num-list-format="%5%" text:bullet-char="o">
        <style:list-level-properties text:space-before="5.715cm" text:min-label-width="0.635cm"/>
        <style:text-properties style:font-name="Courier New2"/>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Symbol"/>
      </text:list-level-style-bullet>
      <text:list-level-style-bullet text:level="8" text:style-name="Zeichenformat" loext:num-list-format="%8%" text:bullet-char="o">
        <style:list-level-properties text:space-before="9.525cm" text:min-label-width="0.635cm"/>
        <style:text-properties style:font-name="Courier New2"/>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Zeichenformat" loext:num-list-format="%1%" text:bullet-char="">
        <style:list-level-properties text:space-before="0.635cm" text:min-label-width="0.635cm"/>
        <style:text-properties style:font-name="Wingdings"/>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Symbol"/>
      </text:list-level-style-bullet>
      <text:list-level-style-bullet text:level="5" text:style-name="Zeichenformat" loext:num-list-format="%5%" text:bullet-char="o">
        <style:list-level-properties text:space-before="5.715cm" text:min-label-width="0.635cm"/>
        <style:text-properties style:font-name="Courier New2"/>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Symbol"/>
      </text:list-level-style-bullet>
      <text:list-level-style-bullet text:level="8" text:style-name="Zeichenformat" loext:num-list-format="%8%" text:bullet-char="o">
        <style:list-level-properties text:space-before="9.525cm" text:min-label-width="0.635cm"/>
        <style:text-properties style:font-name="Courier New2"/>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Zeichenformat"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Zeichenformat" loext:num-list-format="%1%" text:bullet-char="">
        <style:list-level-properties text:min-label-width="0.635cm"/>
        <style:text-properties style:font-name="Wingdings"/>
      </text:list-level-style-bullet>
      <text:list-level-style-bullet text:level="2" text:style-name="Zeichenformat" loext:num-list-format="%2%" text:bullet-char="o">
        <style:list-level-properties text:space-before="1.27cm" text:min-label-width="0.635cm"/>
        <style:text-properties style:font-name="Courier New2"/>
      </text:list-level-style-bullet>
      <text:list-level-style-bullet text:level="3" text:style-name="Zeichenformat" loext:num-list-format="%3%" text:bullet-char="">
        <style:list-level-properties text:space-before="2.54cm" text:min-label-width="0.635cm"/>
        <style:text-properties style:font-name="Wingdings"/>
      </text:list-level-style-bullet>
      <text:list-level-style-bullet text:level="4" text:style-name="Zeichenformat" loext:num-list-format="%4%" text:bullet-char="">
        <style:list-level-properties text:space-before="3.81cm" text:min-label-width="0.635cm"/>
        <style:text-properties style:font-name="Symbol"/>
      </text:list-level-style-bullet>
      <text:list-level-style-bullet text:level="5" text:style-name="Zeichenformat" loext:num-list-format="%5%" text:bullet-char="o">
        <style:list-level-properties text:space-before="5.08cm" text:min-label-width="0.635cm"/>
        <style:text-properties style:font-name="Courier New2"/>
      </text:list-level-style-bullet>
      <text:list-level-style-bullet text:level="6" text:style-name="Zeichenformat" loext:num-list-format="%6%" text:bullet-char="">
        <style:list-level-properties text:space-before="6.35cm" text:min-label-width="0.635cm"/>
        <style:text-properties style:font-name="Wingdings"/>
      </text:list-level-style-bullet>
      <text:list-level-style-bullet text:level="7" text:style-name="Zeichenformat" loext:num-list-format="%7%" text:bullet-char="">
        <style:list-level-properties text:space-before="7.62cm" text:min-label-width="0.635cm"/>
        <style:text-properties style:font-name="Symbol"/>
      </text:list-level-style-bullet>
      <text:list-level-style-bullet text:level="8" text:style-name="Zeichenformat" loext:num-list-format="%8%" text:bullet-char="o">
        <style:list-level-properties text:space-before="8.89cm" text:min-label-width="0.635cm"/>
        <style:text-properties style:font-name="Courier New2"/>
      </text:list-level-style-bullet>
      <text:list-level-style-bullet text:level="9" text:style-name="Zeichenformat"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Symbol"/>
      </text:list-level-style-bullet>
      <text:list-level-style-bullet text:level="5" text:style-name="Zeichenformat" loext:num-list-format="%5%" text:bullet-char="o">
        <style:list-level-properties text:space-before="5.715cm" text:min-label-width="0.635cm"/>
        <style:text-properties style:font-name="Courier New2"/>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Symbol"/>
      </text:list-level-style-bullet>
      <text:list-level-style-bullet text:level="8" text:style-name="Zeichenformat" loext:num-list-format="%8%" text:bullet-char="o">
        <style:list-level-properties text:space-before="9.525cm" text:min-label-width="0.635cm"/>
        <style:text-properties style:font-name="Courier New2"/>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Zeichenformat" loext:num-list-format="%1%" text:bullet-char="-">
        <style:list-level-properties text:space-before="0.635cm" text:min-label-width="0.635cm"/>
        <style:text-properties style:font-name="Aria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Symbol"/>
      </text:list-level-style-bullet>
      <text:list-level-style-bullet text:level="5" text:style-name="Zeichenformat" loext:num-list-format="%5%" text:bullet-char="o">
        <style:list-level-properties text:space-before="5.715cm" text:min-label-width="0.635cm"/>
        <style:text-properties style:font-name="Courier New2"/>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Symbol"/>
      </text:list-level-style-bullet>
      <text:list-level-style-bullet text:level="8" text:style-name="Zeichenformat" loext:num-list-format="%8%" text:bullet-char="o">
        <style:list-level-properties text:space-before="9.525cm" text:min-label-width="0.635cm"/>
        <style:text-properties style:font-name="Courier New2"/>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Zeichenformat" loext:num-list-format="%1%" text:bullet-char="">
        <style:list-level-properties text:min-label-width="0.501cm"/>
        <style:text-properties style:font-name="Wingdings"/>
      </text:list-level-style-bullet>
      <text:list-level-style-bullet text:level="2" text:style-name="Zeichenformat" loext:num-list-format="%2%" text:bullet-char="o">
        <style:list-level-properties text:space-before="0.905cm" text:min-label-width="0.635cm"/>
        <style:text-properties style:font-name="Courier New2"/>
      </text:list-level-style-bullet>
      <text:list-level-style-bullet text:level="3" text:style-name="Zeichenformat" loext:num-list-format="%3%" text:bullet-char="">
        <style:list-level-properties text:space-before="2.175cm" text:min-label-width="0.635cm"/>
        <style:text-properties style:font-name="Wingdings"/>
      </text:list-level-style-bullet>
      <text:list-level-style-bullet text:level="4" text:style-name="Zeichenformat" loext:num-list-format="%4%" text:bullet-char="">
        <style:list-level-properties text:space-before="3.445cm" text:min-label-width="0.635cm"/>
        <style:text-properties style:font-name="Symbol"/>
      </text:list-level-style-bullet>
      <text:list-level-style-bullet text:level="5" text:style-name="Zeichenformat" loext:num-list-format="%5%" text:bullet-char="o">
        <style:list-level-properties text:space-before="4.715cm" text:min-label-width="0.635cm"/>
        <style:text-properties style:font-name="Courier New2"/>
      </text:list-level-style-bullet>
      <text:list-level-style-bullet text:level="6" text:style-name="Zeichenformat" loext:num-list-format="%6%" text:bullet-char="">
        <style:list-level-properties text:space-before="5.985cm" text:min-label-width="0.635cm"/>
        <style:text-properties style:font-name="Wingdings"/>
      </text:list-level-style-bullet>
      <text:list-level-style-bullet text:level="7" text:style-name="Zeichenformat" loext:num-list-format="%7%" text:bullet-char="">
        <style:list-level-properties text:space-before="7.255cm" text:min-label-width="0.635cm"/>
        <style:text-properties style:font-name="Symbol"/>
      </text:list-level-style-bullet>
      <text:list-level-style-bullet text:level="8" text:style-name="Zeichenformat" loext:num-list-format="%8%" text:bullet-char="o">
        <style:list-level-properties text:space-before="8.525cm" text:min-label-width="0.635cm"/>
        <style:text-properties style:font-name="Courier New2"/>
      </text:list-level-style-bullet>
      <text:list-level-style-bullet text:level="9" text:style-name="Zeichenformat"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Zeichenformat" loext:num-list-format="%1%" text:bullet-char="">
        <style:list-level-properties text:space-before="1.27cm" text:min-label-width="0.635cm"/>
        <style:text-properties style:font-name="Symbol"/>
      </text:list-level-style-bullet>
      <text:list-level-style-bullet text:level="2" text:style-name="Zeichenformat" loext:num-list-format="%2%" text:bullet-char="o">
        <style:list-level-properties text:space-before="2.54cm" text:min-label-width="0.635cm"/>
        <style:text-properties style:font-name="Courier New2"/>
      </text:list-level-style-bullet>
      <text:list-level-style-bullet text:level="3" text:style-name="Zeichenformat" loext:num-list-format="%3%" text:bullet-char="">
        <style:list-level-properties text:space-before="3.81cm" text:min-label-width="0.635cm"/>
        <style:text-properties style:font-name="Wingdings"/>
      </text:list-level-style-bullet>
      <text:list-level-style-bullet text:level="4" text:style-name="Zeichenformat" loext:num-list-format="%4%" text:bullet-char="">
        <style:list-level-properties text:space-before="5.08cm" text:min-label-width="0.635cm"/>
        <style:text-properties style:font-name="Symbol"/>
      </text:list-level-style-bullet>
      <text:list-level-style-bullet text:level="5" text:style-name="Zeichenformat" loext:num-list-format="%5%" text:bullet-char="o">
        <style:list-level-properties text:space-before="6.35cm" text:min-label-width="0.635cm"/>
        <style:text-properties style:font-name="Courier New2"/>
      </text:list-level-style-bullet>
      <text:list-level-style-bullet text:level="6" text:style-name="Zeichenformat" loext:num-list-format="%6%" text:bullet-char="">
        <style:list-level-properties text:space-before="7.62cm" text:min-label-width="0.635cm"/>
        <style:text-properties style:font-name="Wingdings"/>
      </text:list-level-style-bullet>
      <text:list-level-style-bullet text:level="7" text:style-name="Zeichenformat" loext:num-list-format="%7%" text:bullet-char="">
        <style:list-level-properties text:space-before="8.89cm" text:min-label-width="0.635cm"/>
        <style:text-properties style:font-name="Symbol"/>
      </text:list-level-style-bullet>
      <text:list-level-style-bullet text:level="8" text:style-name="Zeichenformat" loext:num-list-format="%8%" text:bullet-char="o">
        <style:list-level-properties text:space-before="10.16cm" text:min-label-width="0.635cm"/>
        <style:text-properties style:font-name="Courier New2"/>
      </text:list-level-style-bullet>
      <text:list-level-style-bullet text:level="9" text:style-name="Zeichenformat"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Zeichenformat" loext:num-list-format="%1%" text:bullet-char="">
        <style:list-level-properties text:space-before="0.635cm" text:min-label-width="0.635cm"/>
        <style:text-properties style:font-name="Symbol"/>
      </text:list-level-style-bullet>
      <text:list-level-style-bullet text:level="2" text:style-name="Zeichenformat" loext:num-list-format="%2%" text:bullet-char="o">
        <style:list-level-properties text:space-before="1.905cm" text:min-label-width="0.635cm"/>
        <style:text-properties style:font-name="Courier New2"/>
      </text:list-level-style-bullet>
      <text:list-level-style-bullet text:level="3" text:style-name="Zeichenformat" loext:num-list-format="%3%" text:bullet-char="">
        <style:list-level-properties text:space-before="3.175cm" text:min-label-width="0.635cm"/>
        <style:text-properties style:font-name="Wingdings"/>
      </text:list-level-style-bullet>
      <text:list-level-style-bullet text:level="4" text:style-name="Zeichenformat" loext:num-list-format="%4%" text:bullet-char="">
        <style:list-level-properties text:space-before="4.445cm" text:min-label-width="0.635cm"/>
        <style:text-properties style:font-name="Wingdings"/>
      </text:list-level-style-bullet>
      <text:list-level-style-bullet text:level="5" text:style-name="Zeichenformat" loext:num-list-format="%5%" text:bullet-char="">
        <style:list-level-properties text:space-before="5.715cm" text:min-label-width="0.635cm"/>
        <style:text-properties style:font-name="Wingdings"/>
      </text:list-level-style-bullet>
      <text:list-level-style-bullet text:level="6" text:style-name="Zeichenformat" loext:num-list-format="%6%" text:bullet-char="">
        <style:list-level-properties text:space-before="6.985cm" text:min-label-width="0.635cm"/>
        <style:text-properties style:font-name="Wingdings"/>
      </text:list-level-style-bullet>
      <text:list-level-style-bullet text:level="7" text:style-name="Zeichenformat" loext:num-list-format="%7%" text:bullet-char="">
        <style:list-level-properties text:space-before="8.255cm" text:min-label-width="0.635cm"/>
        <style:text-properties style:font-name="Wingdings"/>
      </text:list-level-style-bullet>
      <text:list-level-style-bullet text:level="8" text:style-name="Zeichenformat" loext:num-list-format="%8%" text:bullet-char="">
        <style:list-level-properties text:space-before="9.525cm" text:min-label-width="0.635cm"/>
        <style:text-properties style:font-name="Wingdings"/>
      </text:list-level-style-bullet>
      <text:list-level-style-bullet text:level="9" text:style-name="Zeichenformat"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style:font-name="Courier New2"/>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style:font-name="Courier New2"/>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style:font-name="Courier New2"/>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style:font-name="Courier New2"/>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style:font-name="Courier New2"/>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style:font-name="Courier New2"/>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style:font-name="Courier New2"/>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style:font-name="Courier New2"/>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style:font-name="Courier New2"/>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style:font-name="Courier New2"/>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style:font-name="Courier New2"/>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style:font-name="Courier New2"/>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style:font-name="Courier New2"/>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style:font-name="Courier New2"/>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style:font-name="Courier New2"/>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style:font-name="Courier New2"/>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style:font-name="Courier New2"/>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style:font-name="Courier New2"/>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style:font-name="Courier New2"/>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style:font-name="Courier New2"/>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style:font-name="Courier New2"/>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style:font-name="Courier New2"/>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style:font-name="Courier New2"/>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style:font-name="Courier New2"/>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style:font-name="Courier New2"/>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style:font-name="Courier New2"/>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style:font-name="Courier New2"/>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style:font-name="Courier New2"/>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style:font-name="Courier New2"/>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style:font-name="Courier New2"/>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style:font-name="Courier New2"/>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style:font-name="Courier New2"/>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style:font-name="Courier New2"/>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style:font-name="Courier New2"/>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style:font-name="Courier New2"/>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style:font-name="Courier New2"/>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style:font-name="Courier New2"/>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style:font-name="Courier New2"/>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style:font-name="Courier New2"/>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style:font-name="Courier New2"/>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style:font-name="Courier New2"/>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style:font-name="Courier New2"/>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style:font-name="Courier New2"/>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style:font-name="Courier New2"/>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style:font-name="Courier New2"/>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style:font-name="Courier New2"/>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style:font-name="Courier New2"/>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style:font-name="Courier New2"/>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style:font-name="Courier New2"/>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style:font-name="Courier New2"/>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style:font-name="Courier New2"/>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style:font-name="Courier New2"/>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style:font-name="Courier New2"/>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style:font-name="Courier New2"/>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style:font-name="Courier New2"/>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style:font-name="Courier New2"/>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loext:opacity="100%" style:font-name="Arial" fo:font-size="11pt" fo:language="es" fo:country="ES" fo:font-weight="normal" officeooo:rsid="0061f742" officeooo:paragraph-rsid="0061f742" style:font-name-asian="Times New Roman" style:font-size-asian="11pt" style:font-weight-asian="normal" style:font-name-complex="Arial" style:font-size-complex="11pt" style:language-complex="ar" style:country-complex="SA"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Standard">
      <style:text-properties fo:color="#808080" loext:opacity="100%" style:font-name="Arial" fo:font-size="7pt" fo:language="ca" fo:country="ES" fo:font-weight="bold" style:font-size-asian="7pt" style:font-weight-asian="bold" style:font-name-complex="Arial" style:font-size-complex="7pt"/>
    </style:style>
    <style:style style:name="MP5" style:family="paragraph" style:parent-style-name="Normal_20__28_Web_29_">
      <style:paragraph-properties fo:margin-top="0cm" fo:margin-bottom="0cm" style:contextual-spacing="false" style:line-height-at-least="0.42cm"/>
      <style:text-properties style:font-name="Arial" fo:font-size="12pt" style:font-size-asian="12pt" style:font-name-complex="Arial" style:font-size-complex="12pt"/>
    </style:style>
    <style:style style:name="MP6" style:family="paragraph" style:parent-style-name="Normal_20__28_Web_29_">
      <style:paragraph-properties fo:margin-top="0cm" fo:margin-bottom="0cm" style:contextual-spacing="false"/>
      <style:text-properties style:font-name="Arial" fo:font-size="12pt" style:font-size-asian="12pt" style:font-name-complex="Arial" style:font-size-complex="12pt"/>
    </style:style>
    <style:style style:name="MP7"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8"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 fo:font-size="11pt" fo:language="zxx" fo:country="none" fo:font-weight="normal" officeooo:rsid="0061f742" officeooo:paragraph-rsid="0061f742"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MP9" style:family="paragraph" style:parent-style-name="Standard">
      <style:text-properties fo:color="#808080" loext:opacity="100%" style:font-name="Arial" fo:font-size="7pt" fo:language="ca" fo:country="ES" fo:font-weight="bold" fo:background-color="transparent" style:font-size-asian="7pt" style:font-weight-asian="bold" style:font-name-complex="Arial" style:font-size-complex="7pt"/>
    </style:style>
    <style:style style:name="MP10"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11" style:family="paragraph" style:parent-style-name="Footnote">
      <style:paragraph-properties fo:text-align="start" style:justify-single-word="false" style:snap-to-layout-grid="false"/>
      <style:text-properties fo:background-color="transparent"/>
    </style:style>
    <style:style style:name="MP12"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13" style:family="paragraph" style:parent-style-name="Footnote">
      <style:paragraph-properties fo:text-align="center" style:justify-single-word="false" style:snap-to-layout-grid="false"/>
    </style:style>
    <style:style style:name="MP14"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15"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6" style:family="paragraph" style:parent-style-name="Footnote">
      <style:paragraph-properties fo:text-align="center" style:justify-single-word="false" style:snap-to-layout-grid="false"/>
      <style:text-properties officeooo:paragraph-rsid="000b4191"/>
    </style:style>
    <style:style style:name="MP1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Footnote">
      <style:paragraph-properties fo:text-align="center" style:justify-single-word="false" style:snap-to-layout-grid="false"/>
      <style:text-properties style:font-name="Arial" fo:font-size="8pt" fo:language="ca" fo:country="ES" officeooo:paragraph-rsid="002e80a7" fo:background-color="transparent" style:font-size-asian="8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0ab218"/>
    </style:style>
    <style:style style:name="MT6" style:family="text">
      <style:text-properties officeooo:rsid="0050af44"/>
    </style:style>
    <style:style style:name="MT7" style:family="text">
      <style:text-properties style:font-name="Arial" fo:font-size="8pt" fo:language="ca" fo:country="ES" officeooo:rsid="005802a4" style:font-size-asian="8pt"/>
    </style:style>
    <style:style style:name="MT8" style:family="text">
      <style:text-properties style:font-name="Arial" fo:font-size="8pt" fo:language="ca" fo:country="ES" officeooo:rsid="005b2e7b" style:font-size-asian="8pt"/>
    </style:style>
    <style:style style:name="MT9" style:family="text">
      <style:text-properties style:font-name="Arial" fo:font-size="8pt" fo:language="ca" fo:country="ES" officeooo:rsid="000b4191" fo:background-color="transparent" loext:char-shading-value="0" style:font-size-asian="8pt"/>
    </style:style>
    <style:style style:name="MT10" style:family="text">
      <style:text-properties style:font-name="Arial" fo:font-size="8pt" fo:language="ca" fo:country="ES" officeooo:rsid="005b2e7b" fo:background-color="transparent" loext:char-shading-value="0" style:font-size-asian="8pt"/>
    </style:style>
    <style:style style:name="MT11" style:family="text">
      <style:text-properties style:font-name="Arial" fo:font-size="8pt" fo:language="ca" fo:country="ES" officeooo:rsid="004c5db0" fo:background-color="transparent" loext:char-shading-value="0" style:font-size-asian="8pt"/>
    </style:style>
    <style:style style:name="MT12" style:family="text">
      <style:text-properties style:font-name="Arial" fo:font-size="8pt" fo:language="ca" fo:country="ES" officeooo:rsid="005802a4" fo:background-color="transparent" loext:char-shading-value="0" style:font-size-asian="8pt"/>
    </style:style>
    <style:style style:name="MT13" style:family="text">
      <style:text-properties style:font-name="Arial" fo:font-size="8pt" fo:language="ca" fo:country="ES" fo:background-color="transparent" loext:char-shading-value="0" style:font-size-asian="8pt" style:font-name-complex="Arial" style:font-size-complex="8pt"/>
    </style:style>
    <style:style style:name="MT14" style:family="text">
      <style:text-properties style:font-name="Arial" fo:font-size="8pt" fo:background-color="transparent" loext:char-shading-value="0" style:font-size-asian="8pt" style:font-name-complex="Arial" style:font-size-complex="8pt"/>
    </style:style>
    <style:style style:name="MT15" style:family="text">
      <style:text-properties officeooo:rsid="000b4191"/>
    </style:style>
    <style:style style:name="MT16" style:family="text">
      <style:text-properties officeooo:rsid="0056b38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María Isabel Calzad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10"><draw:frame draw:style-name="Mfr1" draw:name="gràfics1" text:anchor-type="paragraph" svg:x="0.677cm" svg:y="0.159cm" svg:width="1.924cm" svg:height="1.607cm" draw:z-index="4"><draw:image xlink:href="Pictures/10000000000000C3000000A23447ABBE3CBFA788.png" xlink:type="simple" xlink:show="embed" xlink:actuate="onLoad" draw:mime-type="image/png"/></draw:frame></text:p>
            </table:table-cell>
            <table:table-cell table:style-name="Taula1.A1" office:value-type="string" table:protected="true">
              <text:p text:style-name="MP11"><text:span text:style-name="MT1">Codi: I</text:span><text:span text:style-name="MT2">71</text:span></text:p>
            </table:table-cell>
            <table:table-cell table:style-name="Taula1.A1" office:value-type="string">
              <text:p text:style-name="MP12">Exercici d'avaluació contínua 10</text:p>
            </table:table-cell>
            <table:table-cell table:style-name="Taula1.D1" office:value-type="string" table:protected="true">
              <text:p text:style-name="MP13"><text:span text:style-name="MT3">Pàgina </text:span><text:span text:style-name="MT4"><text:page-number text:select-page="current">5</text:page-number></text:span><text:span text:style-name="Page_20_Number"><text:span text:style-name="MT4"><text:s/>de </text:span></text:span><text:span text:style-name="MT4"><text:page-count style:num-format="1">5</text:page-count></text:span></text:p>
            </table:table-cell>
          </table:table-row>
          <table:table-row table:style-name="Taula1.2">
            <table:covered-table-cell table:style-name="Taula1.A1"/>
            <table:table-cell table:style-name="Taula1.A1" office:value-type="string" table:protected="true">
              <text:p text:style-name="MP14">Versió: 02</text:p>
            </table:table-cell>
            <table:table-cell table:style-name="Taula1.A1" office:value-type="string">
              <text:p text:style-name="MP15"><text:span text:style-name="MT5">DA2_</text:span>M03B_EAC10_Enunciat_<text:span text:style-name="MT6">2122S1</text:span></text:p>
            </table:table-cell>
            <table:table-cell table:style-name="Taula1.D1" office:value-type="string">
              <text:p text:style-name="MP16"><text:span text:style-name="MT2">Lliurament: </text:span><text:span text:style-name="MT7">0</text:span><text:span text:style-name="MT8">1</text:span><text:span text:style-name="MT9">/</text:span><text:span text:style-name="MT10">12</text:span><text:span text:style-name="MT9">/20</text:span><text:span text:style-name="MT11">2</text:span><text:span text:style-name="MT12">1</text:span></text:p>
            </table:table-cell>
          </table:table-row>
        </table:table>
        <text:p text:style-name="MP4"/>
      </style:footer>
    </style:master-page>
    <style:master-page style:name="First_20_Page" style:display-name="First Page" style:page-layout-name="Mpm1" draw:style-name="Mdp1" style:next-style-name="Standard">
      <style:header>
        <text:p text:style-name="MP5">Generalitat de Catalunya </text:p>
        <text:p text:style-name="MP6">Departament d’Ensenyament</text:p>
        <text:p text:style-name="MP7">Institut Obert de Catalunya</text:p>
        <text:p text:style-name="MP8">María Isabel Calzadilla</text:p>
      </style:header>
      <style:footer>
        <text:p text:style-name="MP9"/>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17"><draw:frame draw:style-name="Mfr1" draw:name="Imatges1" text:anchor-type="paragraph" svg:x="0.677cm" svg:y="0.159cm" svg:width="1.924cm" svg:height="1.607cm" draw:z-index="0"><draw:image xlink:href="Pictures/10000000000000C3000000A23447ABBE3CBFA788.png" xlink:type="simple" xlink:show="embed" xlink:actuate="onLoad" draw:mime-type="image/png"/></draw:frame></text:p>
            </table:table-cell>
            <table:table-cell table:style-name="Taula3.A1" office:value-type="string" table:protected="true">
              <text:p text:style-name="MP11"><text:span text:style-name="MT1">Codi: I</text:span><text:span text:style-name="MT2">71</text:span></text:p>
            </table:table-cell>
            <table:table-cell table:style-name="Taula3.A1" office:value-type="string">
              <text:p text:style-name="MP12">Exercici d'avaluació contínua 10</text:p>
            </table:table-cell>
            <table:table-cell table:style-name="Taula3.D1" office:value-type="string" table:protected="true">
              <text:p text:style-name="MP13"><text:span text:style-name="MT13">Pàgina </text:span><text:span text:style-name="MT14"><text:page-number text:select-page="current">1</text:page-number></text:span><text:span text:style-name="Page_20_Number"><text:span text:style-name="MT14"><text:s/>de </text:span></text:span><text:span text:style-name="MT14"><text:page-count style:num-format="1">5</text:page-count></text:span></text:p>
            </table:table-cell>
          </table:table-row>
          <table:table-row table:style-name="Taula3.2">
            <table:covered-table-cell table:style-name="Taula3.A1"/>
            <table:table-cell table:style-name="Taula3.A1" office:value-type="string" table:protected="true">
              <text:p text:style-name="MP14">Versió: 02</text:p>
            </table:table-cell>
            <table:table-cell table:style-name="Taula3.A1" office:value-type="string">
              <text:p text:style-name="MP15"><text:span text:style-name="MT15">DA2_</text:span>M03B_EAC10_Enunciat_<text:span text:style-name="MT6">2122S1</text:span></text:p>
            </table:table-cell>
            <table:table-cell table:style-name="Taula3.D1" office:value-type="string">
              <text:p text:style-name="MP18">Lliurament: <text:span text:style-name="MT16">01/12/2021</text:span></text:p>
            </table:table-cell>
          </table:table-row>
        </table:table>
        <text:p text:style-name="MP9"/>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0.4$Windows_X86_64 LibreOffice_project/9a9c6381e3f7a62afc1329bd359cc48accb6435b</meta:generator>
    <meta:initial-creator>Pilar Bertrans</meta:initial-creator>
    <meta:creation-date>2011-07-26T20:32:45.57</meta:creation-date>
    <dc:language>es-ES</dc:language>
    <meta:editing-cycles>348</meta:editing-cycles>
    <meta:editing-duration>P1DT13H47M12S</meta:editing-duration>
    <dc:date>2021-11-14T12:35:33.983000000</dc:date>
    <meta:print-date>2019-11-14T11:09:11.129354693</meta:print-date>
    <meta:document-statistic meta:table-count="4" meta:image-count="2" meta:object-count="0" meta:page-count="5" meta:paragraph-count="139" meta:word-count="1385" meta:character-count="8856" meta:non-whitespace-character-count="7651"/>
    <meta:user-defined meta:name="Info 1"/>
    <meta:user-defined meta:name="Info 2"/>
    <meta:user-defined meta:name="Info 3"/>
    <meta:user-defined meta:name="Info 4"/>
  </office:meta>
</office:document-meta>
</file>